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text-align="justify" fo:break-before="auto" fo:line-height="115%" style:writing-mode="lr-tb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P7" style:family="paragraph" style:parent-style-name="Standard">
      <style:paragraph-properties fo:text-align="justify" fo:break-before="auto" fo:line-height="115%" style:writing-mode="lr-tb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P9" style:family="paragraph" style:parent-style-name="Standard">
      <style:paragraph-properties fo:text-align="justify" fo:break-before="auto" fo:line-height="115%" style:writing-mode="lr-tb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P11" style:family="paragraph" style:parent-style-name="Standard">
      <style:paragraph-properties fo:text-align="justify" fo:break-before="auto" fo:line-height="115%" style:writing-mode="lr-tb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P15" style:family="paragraph" style:parent-style-name="Standard">
      <style:paragraph-properties fo:text-align="justify" fo:break-before="auto" fo:line-height="115%" style:writing-mode="lr-tb"/>
    </style:style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T16_135" style:family="text"/>
    <style:style style:name="T16_136" style:family="text"/>
    <style:style style:name="T16_137" style:family="text"/>
    <style:style style:name="T16_138" style:family="text"/>
    <style:style style:name="T16_139" style:family="text"/>
    <style:style style:name="T16_140" style:family="text"/>
    <style:style style:name="T16_141" style:family="text"/>
    <style:style style:name="T16_142" style:family="text"/>
    <style:style style:name="T16_143" style:family="text"/>
    <style:style style:name="T16_144" style:family="text"/>
    <style:style style:name="T16_145" style:family="text"/>
    <style:style style:name="T16_146" style:family="text"/>
    <style:style style:name="T16_147" style:family="text"/>
    <style:style style:name="T16_148" style:family="text"/>
    <style:style style:name="T16_149" style:family="text"/>
    <style:style style:name="T16_150" style:family="text"/>
    <style:style style:name="T16_151" style:family="text"/>
    <style:style style:name="T16_152" style:family="text"/>
    <style:style style:name="T16_153" style:family="text"/>
    <style:style style:name="T16_154" style:family="text"/>
    <style:style style:name="T16_155" style:family="text"/>
    <style:style style:name="T16_156" style:family="text"/>
    <style:style style:name="T16_157" style:family="text"/>
    <style:style style:name="T16_158" style:family="text"/>
    <style:style style:name="T16_159" style:family="text"/>
    <style:style style:name="T16_160" style:family="text"/>
    <style:style style:name="T16_161" style:family="text"/>
    <style:style style:name="T16_162" style:family="text"/>
    <style:style style:name="T16_163" style:family="text"/>
    <style:style style:name="T16_164" style:family="text"/>
    <style:style style:name="T16_165" style:family="text"/>
    <style:style style:name="T16_166" style:family="text"/>
    <style:style style:name="T16_167" style:family="text"/>
    <style:style style:name="T16_168" style:family="text"/>
    <style:style style:name="T16_169" style:family="text"/>
    <style:style style:name="T16_170" style:family="text"/>
    <style:style style:name="T16_171" style:family="text"/>
    <style:style style:name="T16_172" style:family="text"/>
    <style:style style:name="T16_173" style:family="text"/>
    <style:style style:name="T16_174" style:family="text"/>
    <style:style style:name="T16_175" style:family="text"/>
    <style:style style:name="T16_176" style:family="text"/>
    <style:style style:name="T16_177" style:family="text"/>
    <style:style style:name="T16_178" style:family="text"/>
    <style:style style:name="P17" style:family="paragraph" style:parent-style-name="Standard">
      <style:paragraph-properties fo:text-align="justify" fo:break-before="auto" fo:line-height="115%" style:writing-mode="lr-tb"/>
    </style:style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P19" style:family="paragraph" style:parent-style-name="Standard">
      <style:paragraph-properties fo:text-align="justify" fo:break-before="auto" fo:line-height="115%" style:writing-mode="lr-tb"/>
    </style:style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P21" style:family="paragraph" style:parent-style-name="Standard">
      <style:paragraph-properties fo:text-align="justify" fo:break-before="auto" fo:line-height="115%" style:writing-mode="lr-tb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/>
    <style:style style:name="T22_146" style:family="text"/>
    <style:style style:name="T22_147" style:family="text"/>
    <style:style style:name="T22_148" style:family="text"/>
    <style:style style:name="T22_149" style:family="text"/>
    <style:style style:name="T22_150" style:family="text"/>
    <style:style style:name="T22_151" style:family="text"/>
    <style:style style:name="T22_152" style:family="text"/>
    <style:style style:name="T22_153" style:family="text"/>
    <style:style style:name="T22_154" style:family="text"/>
    <style:style style:name="T22_155" style:family="text"/>
    <style:style style:name="T22_156" style:family="text"/>
    <style:style style:name="T22_157" style:family="text"/>
    <style:style style:name="T22_158" style:family="text"/>
    <style:style style:name="P23" style:family="paragraph" style:parent-style-name="Standard">
      <style:paragraph-properties fo:text-align="justify" fo:break-before="auto" fo:line-height="115%" style:writing-mode="lr-tb"/>
    </style:style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T24_121" style:family="text"/>
    <style:style style:name="T24_122" style:family="text"/>
    <style:style style:name="T24_123" style:family="text"/>
    <style:style style:name="T24_124" style:family="text"/>
    <style:style style:name="T24_125" style:family="text"/>
    <style:style style:name="T24_126" style:family="text"/>
    <style:style style:name="T24_127" style:family="text"/>
    <style:style style:name="T24_128" style:family="text"/>
    <style:style style:name="T24_129" style:family="text"/>
    <style:style style:name="T24_130" style:family="text"/>
    <style:style style:name="T24_131" style:family="text"/>
    <style:style style:name="T24_132" style:family="text"/>
    <style:style style:name="P25" style:family="paragraph" style:parent-style-name="Standard">
      <style:paragraph-properties fo:text-align="justify" fo:break-before="auto" fo:line-height="115%" style:writing-mode="lr-tb"/>
    </style:style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P27" style:family="paragraph" style:parent-style-name="Standard">
      <style:paragraph-properties fo:text-align="justify" fo:break-before="auto" fo:line-height="115%" style:writing-mode="lr-tb"/>
    </style:style>
    <style:style style:name="P28" style:family="paragraph" style:parent-style-name="Standard">
      <style:paragraph-properties fo:text-align="justify"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T28_133" style:family="text"/>
    <style:style style:name="T28_134" style:family="text"/>
    <style:style style:name="T28_135" style:family="text"/>
    <style:style style:name="T28_136" style:family="text"/>
    <style:style style:name="T28_137" style:family="text"/>
    <style:style style:name="T28_138" style:family="text"/>
    <style:style style:name="T28_139" style:family="text"/>
    <style:style style:name="T28_140" style:family="text"/>
    <style:style style:name="T28_141" style:family="text"/>
    <style:style style:name="T28_142" style:family="text"/>
    <style:style style:name="T28_143" style:family="text"/>
    <style:style style:name="T28_144" style:family="text"/>
    <style:style style:name="T28_145" style:family="text"/>
    <style:style style:name="T28_146" style:family="text"/>
    <style:style style:name="T28_147" style:family="text"/>
    <style:style style:name="T28_148" style:family="text"/>
    <style:style style:name="T28_149" style:family="text"/>
    <style:style style:name="T28_150" style:family="text"/>
    <style:style style:name="T28_151" style:family="text"/>
    <style:style style:name="T28_152" style:family="text"/>
    <style:style style:name="P29" style:family="paragraph" style:parent-style-name="Standard">
      <style:paragraph-properties fo:text-align="justify" fo:break-before="auto" fo:line-height="115%" style:writing-mode="lr-tb"/>
    </style:style>
    <style:style style:name="P30" style:family="paragraph" style:parent-style-name="Standard">
      <style:paragraph-properties fo:text-align="justify"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P31" style:family="paragraph" style:parent-style-name="Standard">
      <style:paragraph-properties fo:text-align="justify" fo:break-before="auto" fo:line-height="115%" style:writing-mode="lr-tb"/>
    </style:style>
    <style:style style:name="P32" style:family="paragraph" style:parent-style-name="Standard">
      <style:paragraph-properties fo:text-align="justify"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T36_7" style:family="text"/>
    <style:style style:name="T36_8" style:family="text">
      <style:text-properties fo:color="#1155cc" style:text-underline-style="solid" style:text-underline-color="font-color"/>
    </style:style>
    <style:style style:name="T36_9" style:family="text"/>
    <style:style style:name="T36_10" style:family="text">
      <style:text-properties fo:color="#1155cc" style:text-underline-style="solid" style:text-underline-color="font-color"/>
    </style:style>
    <style:style style:name="T36_11" style:family="text"/>
    <style:style style:name="T36_12" style:family="text">
      <style:text-properties fo:color="#1155cc" style:text-underline-style="solid" style:text-underline-color="font-color"/>
    </style:style>
    <style:style style:name="T36_13" style:family="text"/>
    <style:style style:name="T36_14" style:family="text">
      <style:text-properties fo:color="#1155cc" style:text-underline-style="solid" style:text-underline-color="font-color"/>
    </style:style>
    <style:style style:name="T36_15" style:family="text"/>
    <style:style style:name="T36_16" style:family="text">
      <style:text-properties fo:color="#1155cc" style:text-underline-style="solid" style:text-underline-color="font-color"/>
    </style:style>
    <style:style style:name="T36_17" style:family="text"/>
    <style:style style:name="T36_18" style:family="text">
      <style:text-properties fo:color="#1155cc" style:text-underline-style="solid" style:text-underline-color="font-color"/>
    </style:style>
    <style:style style:name="T36_19" style:family="text"/>
    <style:style style:name="T36_20" style:family="text">
      <style:text-properties fo:color="#1155cc" style:text-underline-style="solid" style:text-underline-color="font-color"/>
    </style:style>
    <style:style style:name="T36_21" style:family="text"/>
    <style:style style:name="T36_22" style:family="text">
      <style:text-properties fo:color="#1155cc" style:text-underline-style="solid" style:text-underline-color="font-color"/>
    </style:style>
    <style:style style:name="T36_23" style:family="text"/>
    <style:style style:name="T36_24" style:family="text">
      <style:text-properties fo:color="#1155cc" style:text-underline-style="solid" style:text-underline-color="font-color"/>
    </style:style>
    <style:style style:name="T36_25" style:family="text"/>
    <style:style style:name="T36_26" style:family="text">
      <style:text-properties fo:color="#1155cc" style:text-underline-style="solid" style:text-underline-color="font-color"/>
    </style:style>
    <style:style style:name="T36_27" style:family="text"/>
    <style:style style:name="T36_28" style:family="text">
      <style:text-properties fo:color="#1155cc" style:text-underline-style="solid" style:text-underline-color="font-color"/>
    </style:style>
    <style:style style:name="T36_29" style:family="text"/>
    <style:style style:name="T36_30" style:family="text">
      <style:text-properties fo:color="#1155cc" style:text-underline-style="solid" style:text-underline-color="font-color"/>
    </style:style>
    <style:style style:name="T36_31" style:family="text"/>
    <style:style style:name="T36_32" style:family="text">
      <style:text-properties fo:color="#1155cc" style:text-underline-style="solid" style:text-underline-color="font-color"/>
    </style:style>
    <style:style style:name="T36_33" style:family="text"/>
    <style:style style:name="T36_34" style:family="text">
      <style:text-properties fo:color="#1155cc" style:text-underline-style="solid" style:text-underline-color="font-color"/>
    </style:style>
    <style:style style:name="T36_35" style:family="text"/>
    <style:style style:name="T36_36" style:family="text">
      <style:text-properties fo:color="#1155cc" style:text-underline-style="solid" style:text-underline-color="font-color"/>
    </style:style>
    <style:style style:name="T36_37" style:family="text"/>
    <style:style style:name="T36_38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T37_7" style:family="text"/>
    <style:style style:name="T37_8" style:family="text">
      <style:text-properties fo:color="#1155cc" style:text-underline-style="solid" style:text-underline-color="font-color"/>
    </style:style>
    <style:style style:name="T37_9" style:family="text"/>
    <style:style style:name="T37_10" style:family="text">
      <style:text-properties fo:color="#1155cc" style:text-underline-style="solid" style:text-underline-color="font-color"/>
    </style:style>
    <style:style style:name="T37_11" style:family="text"/>
    <style:style style:name="T37_12" style:family="text">
      <style:text-properties fo:color="#1155cc" style:text-underline-style="solid" style:text-underline-color="font-color"/>
    </style:style>
    <style:style style:name="T37_13" style:family="text"/>
    <style:style style:name="T37_14" style:family="text">
      <style:text-properties fo:color="#1155cc" style:text-underline-style="solid" style:text-underline-color="font-color"/>
    </style:style>
    <style:style style:name="T37_15" style:family="text"/>
    <style:style style:name="T37_16" style:family="text">
      <style:text-properties fo:color="#1155cc" style:text-underline-style="solid" style:text-underline-color="font-color"/>
    </style:style>
    <style:style style:name="T37_17" style:family="text"/>
    <style:style style:name="T37_18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T39_7" style:family="text"/>
    <style:style style:name="T39_8" style:family="text">
      <style:text-properties fo:color="#1155cc" style:text-underline-style="solid" style:text-underline-color="font-color"/>
    </style:style>
    <style:style style:name="T39_9" style:family="text"/>
    <style:style style:name="T39_10" style:family="text">
      <style:text-properties fo:color="#1155cc" style:text-underline-style="solid" style:text-underline-color="font-color"/>
    </style:style>
    <style:style style:name="T39_11" style:family="text"/>
    <style:style style:name="T39_12" style:family="text">
      <style:text-properties fo:color="#1155cc" style:text-underline-style="solid" style:text-underline-color="font-color"/>
    </style:style>
    <style:style style:name="T39_13" style:family="text"/>
    <style:style style:name="T39_14" style:family="text">
      <style:text-properties fo:color="#1155cc" style:text-underline-style="solid" style:text-underline-color="font-color"/>
    </style:style>
    <style:style style:name="T39_15" style:family="text"/>
    <style:style style:name="T39_16" style:family="text">
      <style:text-properties fo:color="#1155cc" style:text-underline-style="solid" style:text-underline-color="font-color"/>
    </style:style>
    <style:style style:name="T39_17" style:family="text"/>
    <style:style style:name="T39_18" style:family="text">
      <style:text-properties fo:color="#1155cc" style:text-underline-style="solid" style:text-underline-color="font-color"/>
    </style:style>
    <style:style style:name="T39_19" style:family="text"/>
    <style:style style:name="T39_20" style:family="text">
      <style:text-properties fo:color="#1155cc" style:text-underline-style="solid" style:text-underline-color="font-color"/>
    </style:style>
    <style:style style:name="T39_21" style:family="text"/>
    <style:style style:name="T39_22" style:family="text">
      <style:text-properties fo:color="#1155cc" style:text-underline-style="solid" style:text-underline-color="font-color"/>
    </style:style>
    <style:style style:name="T39_23" style:family="text"/>
    <style:style style:name="T39_24" style:family="text">
      <style:text-properties fo:color="#1155cc" style:text-underline-style="solid" style:text-underline-color="font-color"/>
    </style:style>
    <style:style style:name="T39_25" style:family="text"/>
    <style:style style:name="T39_26" style:family="text">
      <style:text-properties fo:color="#1155cc" style:text-underline-style="solid" style:text-underline-color="font-color"/>
    </style:style>
    <style:style style:name="T39_27" style:family="text"/>
    <style:style style:name="T39_28" style:family="text">
      <style:text-properties fo:color="#1155cc" style:text-underline-style="solid" style:text-underline-color="font-color"/>
    </style:style>
    <style:style style:name="T39_29" style:family="text"/>
    <style:style style:name="T39_30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T40_7" style:family="text"/>
    <style:style style:name="T40_8" style:family="text">
      <style:text-properties fo:color="#1155cc" style:text-underline-style="solid" style:text-underline-color="font-color"/>
    </style:style>
    <style:style style:name="T40_9" style:family="text"/>
    <style:style style:name="T40_10" style:family="text">
      <style:text-properties fo:color="#1155cc" style:text-underline-style="solid" style:text-underline-color="font-color"/>
    </style:style>
    <style:style style:name="T40_11" style:family="text"/>
    <style:style style:name="T40_12" style:family="text">
      <style:text-properties fo:color="#1155cc" style:text-underline-style="solid" style:text-underline-color="font-color"/>
    </style:style>
    <style:style style:name="T40_13" style:family="text"/>
    <style:style style:name="T40_14" style:family="text">
      <style:text-properties fo:color="#1155cc" style:text-underline-style="solid" style:text-underline-color="font-color"/>
    </style:style>
    <style:style style:name="T40_15" style:family="text"/>
    <style:style style:name="T40_16" style:family="text">
      <style:text-properties fo:color="#1155cc" style:text-underline-style="solid" style:text-underline-color="font-color"/>
    </style:style>
    <style:style style:name="T40_17" style:family="text"/>
    <style:style style:name="T40_18" style:family="text">
      <style:text-properties fo:color="#1155cc" style:text-underline-style="solid" style:text-underline-color="font-color"/>
    </style:style>
    <style:style style:name="T40_19" style:family="text"/>
    <style:style style:name="T40_20" style:family="text">
      <style:text-properties fo:color="#1155cc" style:text-underline-style="solid" style:text-underline-color="font-color"/>
    </style:style>
    <style:style style:name="T40_21" style:family="text"/>
    <style:style style:name="T40_22" style:family="text">
      <style:text-properties fo:color="#1155cc" style:text-underline-style="solid" style:text-underline-color="font-color"/>
    </style:style>
    <style:style style:name="T40_23" style:family="text"/>
    <style:style style:name="T40_24" style:family="text">
      <style:text-properties fo:color="#1155cc" style:text-underline-style="solid" style:text-underline-color="font-color"/>
    </style:style>
    <style:style style:name="T40_25" style:family="text"/>
    <style:style style:name="T40_26" style:family="text">
      <style:text-properties fo:color="#1155cc" style:text-underline-style="solid" style:text-underline-color="font-color"/>
    </style:style>
    <style:style style:name="T40_27" style:family="text"/>
    <style:style style:name="T40_28" style:family="text">
      <style:text-properties fo:color="#1155cc" style:text-underline-style="solid" style:text-underline-color="font-color"/>
    </style:style>
    <style:style style:name="T40_29" style:family="text"/>
    <style:style style:name="T40_30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T43_11" style:family="text"/>
    <style:style style:name="T43_12" style:family="text">
      <style:text-properties fo:color="#1155cc" style:text-underline-style="solid" style:text-underline-color="font-color"/>
    </style:style>
    <style:style style:name="T43_13" style:family="text"/>
    <style:style style:name="T43_14" style:family="text">
      <style:text-properties fo:color="#1155cc" style:text-underline-style="solid" style:text-underline-color="font-color"/>
    </style:style>
    <style:style style:name="T43_15" style:family="text"/>
    <style:style style:name="T43_16" style:family="text">
      <style:text-properties fo:color="#1155cc" style:text-underline-style="solid" style:text-underline-color="font-color"/>
    </style:style>
    <style:style style:name="T43_17" style:family="text"/>
    <style:style style:name="T43_18" style:family="text">
      <style:text-properties fo:color="#1155cc" style:text-underline-style="solid" style:text-underline-color="font-color"/>
    </style:style>
    <style:style style:name="T43_19" style:family="text"/>
    <style:style style:name="T43_20" style:family="text">
      <style:text-properties fo:color="#1155cc" style:text-underline-style="solid" style:text-underline-color="font-color"/>
    </style:style>
    <style:style style:name="T43_21" style:family="text"/>
    <style:style style:name="T43_22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T45_7" style:family="text"/>
    <style:style style:name="T45_8" style:family="text">
      <style:text-properties fo:color="#1155cc" style:text-underline-style="solid" style:text-underline-color="font-color"/>
    </style:style>
    <style:style style:name="T45_9" style:family="text"/>
    <style:style style:name="T45_10" style:family="text">
      <style:text-properties fo:color="#1155cc" style:text-underline-style="solid" style:text-underline-color="font-color"/>
    </style:style>
    <style:style style:name="T45_11" style:family="text"/>
    <style:style style:name="T45_12" style:family="text">
      <style:text-properties fo:color="#1155cc" style:text-underline-style="solid" style:text-underline-color="font-color"/>
    </style:style>
    <style:style style:name="T45_13" style:family="text"/>
    <style:style style:name="T45_14" style:family="text">
      <style:text-properties fo:color="#1155cc" style:text-underline-style="solid" style:text-underline-color="font-color"/>
    </style:style>
    <style:style style:name="T45_15" style:family="text"/>
    <style:style style:name="T45_16" style:family="text">
      <style:text-properties fo:color="#1155cc" style:text-underline-style="solid" style:text-underline-color="font-color"/>
    </style:style>
    <style:style style:name="T45_17" style:family="text"/>
    <style:style style:name="T45_18" style:family="text">
      <style:text-properties fo:color="#1155cc" style:text-underline-style="solid" style:text-underline-color="font-color"/>
    </style:style>
    <style:style style:name="T45_19" style:family="text"/>
    <style:style style:name="T45_20" style:family="text">
      <style:text-properties fo:color="#1155cc" style:text-underline-style="solid" style:text-underline-color="font-color"/>
    </style:style>
    <style:style style:name="T45_21" style:family="text"/>
    <style:style style:name="T45_22" style:family="text">
      <style:text-properties fo:color="#1155cc" style:text-underline-style="solid" style:text-underline-color="font-color"/>
    </style:style>
    <style:style style:name="T45_23" style:family="text"/>
    <style:style style:name="T45_24" style:family="text">
      <style:text-properties fo:color="#1155cc" style:text-underline-style="solid" style:text-underline-color="font-color"/>
    </style:style>
    <style:style style:name="T45_25" style:family="text"/>
    <style:style style:name="T45_26" style:family="text">
      <style:text-properties fo:color="#1155cc" style:text-underline-style="solid" style:text-underline-color="font-color"/>
    </style:style>
    <style:style style:name="T45_27" style:family="text"/>
    <style:style style:name="T45_28" style:family="text">
      <style:text-properties fo:color="#1155cc" style:text-underline-style="solid" style:text-underline-color="font-color"/>
    </style:style>
    <style:style style:name="T45_29" style:family="text"/>
    <style:style style:name="T45_30" style:family="text">
      <style:text-properties fo:color="#1155cc" style:text-underline-style="solid" style:text-underline-color="font-color"/>
    </style:style>
    <style:style style:name="T45_31" style:family="text"/>
    <style:style style:name="T45_32" style:family="text">
      <style:text-properties fo:color="#1155cc" style:text-underline-style="solid" style:text-underline-color="font-color"/>
    </style:style>
    <style:style style:name="T45_33" style:family="text"/>
    <style:style style:name="T45_34" style:family="text">
      <style:text-properties fo:color="#1155cc" style:text-underline-style="solid" style:text-underline-color="font-color"/>
    </style:style>
    <style:style style:name="T45_35" style:family="text"/>
    <style:style style:name="T45_36" style:family="text">
      <style:text-properties fo:color="#1155cc" style:text-underline-style="solid" style:text-underline-color="font-color"/>
    </style:style>
    <style:style style:name="T45_37" style:family="text"/>
    <style:style style:name="T45_38" style:family="text">
      <style:text-properties fo:color="#1155cc" style:text-underline-style="solid" style:text-underline-color="font-color"/>
    </style:style>
    <style:style style:name="T45_39" style:family="text"/>
    <style:style style:name="T45_40" style:family="text">
      <style:text-properties fo:color="#1155cc" style:text-underline-style="solid" style:text-underline-color="font-color"/>
    </style:style>
    <style:style style:name="T45_41" style:family="text"/>
    <style:style style:name="T45_42" style:family="text">
      <style:text-properties fo:color="#1155cc" style:text-underline-style="solid" style:text-underline-color="font-color"/>
    </style:style>
    <style:style style:name="T45_43" style:family="text"/>
    <style:style style:name="T45_44" style:family="text">
      <style:text-properties fo:color="#1155cc" style:text-underline-style="solid" style:text-underline-color="font-color"/>
    </style:style>
    <style:style style:name="T45_45" style:family="text"/>
    <style:style style:name="T45_46" style:family="text">
      <style:text-properties fo:color="#1155cc" style:text-underline-style="solid" style:text-underline-color="font-color"/>
    </style:style>
    <style:style style:name="T45_47" style:family="text"/>
    <style:style style:name="T45_48" style:family="text">
      <style:text-properties fo:color="#1155cc" style:text-underline-style="solid" style:text-underline-color="font-color"/>
    </style:style>
    <style:style style:name="T45_49" style:family="text"/>
    <style:style style:name="T45_50" style:family="text">
      <style:text-properties fo:color="#1155cc" style:text-underline-style="solid" style:text-underline-color="font-color"/>
    </style:style>
    <style:style style:name="T45_51" style:family="text"/>
    <style:style style:name="T45_52" style:family="text">
      <style:text-properties fo:color="#1155cc" style:text-underline-style="solid" style:text-underline-color="font-color"/>
    </style:style>
    <style:style style:name="T45_53" style:family="text"/>
    <style:style style:name="T45_54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T47_7" style:family="text"/>
    <style:style style:name="T47_8" style:family="text">
      <style:text-properties fo:color="#1155cc" style:text-underline-style="solid" style:text-underline-color="font-color"/>
    </style:style>
    <style:style style:name="T47_9" style:family="text"/>
    <style:style style:name="T47_10" style:family="text">
      <style:text-properties fo:color="#1155cc" style:text-underline-style="solid" style:text-underline-color="font-color"/>
    </style:style>
    <style:style style:name="T47_11" style:family="text"/>
    <style:style style:name="T47_12" style:family="text">
      <style:text-properties fo:color="#1155cc" style:text-underline-style="solid" style:text-underline-color="font-color"/>
    </style:style>
    <style:style style:name="T47_13" style:family="text"/>
    <style:style style:name="T47_14" style:family="text">
      <style:text-properties fo:color="#1155cc" style:text-underline-style="solid" style:text-underline-color="font-color"/>
    </style:style>
    <style:style style:name="T47_15" style:family="text"/>
    <style:style style:name="T47_16" style:family="text">
      <style:text-properties fo:color="#1155cc" style:text-underline-style="solid" style:text-underline-color="font-color"/>
    </style:style>
    <style:style style:name="T47_17" style:family="text"/>
    <style:style style:name="T47_18" style:family="text">
      <style:text-properties fo:color="#1155cc" style:text-underline-style="solid" style:text-underline-color="font-color"/>
    </style:style>
    <style:style style:name="T47_19" style:family="text"/>
    <style:style style:name="T47_20" style:family="text">
      <style:text-properties fo:color="#1155cc" style:text-underline-style="solid" style:text-underline-color="font-color"/>
    </style:style>
    <style:style style:name="T47_21" style:family="text"/>
    <style:style style:name="T47_22" style:family="text">
      <style:text-properties fo:color="#1155cc" style:text-underline-style="solid" style:text-underline-color="font-color"/>
    </style:style>
    <style:style style:name="T47_23" style:family="text"/>
    <style:style style:name="T47_24" style:family="text">
      <style:text-properties fo:color="#1155cc" style:text-underline-style="solid" style:text-underline-color="font-color"/>
    </style:style>
    <style:style style:name="T47_25" style:family="text"/>
    <style:style style:name="T47_26" style:family="text">
      <style:text-properties fo:color="#1155cc" style:text-underline-style="solid" style:text-underline-color="font-color"/>
    </style:style>
    <style:style style:name="T47_27" style:family="text"/>
    <style:style style:name="T47_28" style:family="text">
      <style:text-properties fo:color="#1155cc" style:text-underline-style="solid" style:text-underline-color="font-color"/>
    </style:style>
    <style:style style:name="T47_29" style:family="text"/>
    <style:style style:name="T47_30" style:family="text">
      <style:text-properties fo:color="#1155cc" style:text-underline-style="solid" style:text-underline-color="font-color"/>
    </style:style>
    <style:style style:name="T47_31" style:family="text"/>
    <style:style style:name="T47_32" style:family="text">
      <style:text-properties fo:color="#1155cc" style:text-underline-style="solid" style:text-underline-color="font-color"/>
    </style:style>
    <style:style style:name="T47_33" style:family="text"/>
    <style:style style:name="T47_34" style:family="text">
      <style:text-properties fo:color="#1155cc" style:text-underline-style="solid" style:text-underline-color="font-color"/>
    </style:style>
    <style:style style:name="T47_35" style:family="text"/>
    <style:style style:name="T47_36" style:family="text">
      <style:text-properties fo:color="#1155cc" style:text-underline-style="solid" style:text-underline-color="font-color"/>
    </style:style>
    <style:style style:name="T47_37" style:family="text"/>
    <style:style style:name="T47_38" style:family="text">
      <style:text-properties fo:color="#1155cc" style:text-underline-style="solid" style:text-underline-color="font-color"/>
    </style:style>
    <style:style style:name="T47_39" style:family="text"/>
    <style:style style:name="T47_40" style:family="text">
      <style:text-properties fo:color="#1155cc" style:text-underline-style="solid" style:text-underline-color="font-color"/>
    </style:style>
    <style:style style:name="T47_41" style:family="text"/>
    <style:style style:name="T47_42" style:family="text">
      <style:text-properties fo:color="#1155cc" style:text-underline-style="solid" style:text-underline-color="font-color"/>
    </style:style>
    <style:style style:name="T47_43" style:family="text"/>
    <style:style style:name="T47_44" style:family="text">
      <style:text-properties fo:color="#1155cc" style:text-underline-style="solid" style:text-underline-color="font-color"/>
    </style:style>
    <style:style style:name="T47_45" style:family="text"/>
    <style:style style:name="T47_46" style:family="text">
      <style:text-properties fo:color="#1155cc" style:text-underline-style="solid" style:text-underline-color="font-color"/>
    </style:style>
    <style:style style:name="T47_47" style:family="text"/>
    <style:style style:name="T47_48" style:family="text">
      <style:text-properties fo:color="#1155cc" style:text-underline-style="solid" style:text-underline-color="font-color"/>
    </style:style>
    <style:style style:name="T47_49" style:family="text"/>
    <style:style style:name="T47_50" style:family="text">
      <style:text-properties fo:color="#1155cc" style:text-underline-style="solid" style:text-underline-color="font-color"/>
    </style:style>
    <style:style style:name="T47_51" style:family="text"/>
    <style:style style:name="T47_52" style:family="text">
      <style:text-properties fo:color="#1155cc" style:text-underline-style="solid" style:text-underline-color="font-color"/>
    </style:style>
    <style:style style:name="T47_53" style:family="text"/>
    <style:style style:name="T47_54" style:family="text">
      <style:text-properties fo:color="#1155cc" style:text-underline-style="solid" style:text-underline-color="font-color"/>
    </style:style>
    <style:style style:name="T47_55" style:family="text"/>
    <style:style style:name="T47_56" style:family="text">
      <style:text-properties fo:color="#1155cc" style:text-underline-style="solid" style:text-underline-color="font-color"/>
    </style:style>
    <style:style style:name="T47_57" style:family="text"/>
    <style:style style:name="T47_58" style:family="text">
      <style:text-properties fo:color="#1155cc" style:text-underline-style="solid" style:text-underline-color="font-color"/>
    </style:style>
    <style:style style:name="T47_59" style:family="text"/>
    <style:style style:name="T47_60" style:family="text">
      <style:text-properties fo:color="#1155cc" style:text-underline-style="solid" style:text-underline-color="font-color"/>
    </style:style>
    <style:style style:name="T47_61" style:family="text"/>
    <style:style style:name="T47_62" style:family="text">
      <style:text-properties fo:color="#1155cc" style:text-underline-style="solid" style:text-underline-color="font-color"/>
    </style:style>
    <style:style style:name="T47_63" style:family="text"/>
    <style:style style:name="T47_64" style:family="text">
      <style:text-properties fo:color="#1155cc" style:text-underline-style="solid" style:text-underline-color="font-color"/>
    </style:style>
    <style:style style:name="T47_65" style:family="text"/>
    <style:style style:name="T47_66" style:family="text">
      <style:text-properties fo:color="#1155cc" style:text-underline-style="solid" style:text-underline-color="font-color"/>
    </style:style>
    <style:style style:name="T47_67" style:family="text"/>
    <style:style style:name="T47_68" style:family="text">
      <style:text-properties fo:color="#1155cc" style:text-underline-style="solid" style:text-underline-color="font-color"/>
    </style:style>
    <style:style style:name="T47_69" style:family="text"/>
    <style:style style:name="T47_70" style:family="text">
      <style:text-properties fo:color="#1155cc" style:text-underline-style="solid" style:text-underline-color="font-color"/>
    </style:style>
    <style:style style:name="T47_71" style:family="text"/>
    <style:style style:name="T47_72" style:family="text">
      <style:text-properties fo:color="#1155cc" style:text-underline-style="solid" style:text-underline-color="font-color"/>
    </style:style>
    <style:style style:name="T47_73" style:family="text"/>
    <style:style style:name="T47_74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T48_7" style:family="text"/>
    <style:style style:name="T48_8" style:family="text">
      <style:text-properties fo:color="#1155cc" style:text-underline-style="solid" style:text-underline-color="font-color"/>
    </style:style>
    <style:style style:name="T48_9" style:family="text"/>
    <style:style style:name="T48_10" style:family="text">
      <style:text-properties fo:color="#1155cc" style:text-underline-style="solid" style:text-underline-color="font-color"/>
    </style:style>
    <style:style style:name="T48_11" style:family="text"/>
    <style:style style:name="T48_12" style:family="text">
      <style:text-properties fo:color="#1155cc" style:text-underline-style="solid" style:text-underline-color="font-color"/>
    </style:style>
    <style:style style:name="T48_13" style:family="text"/>
    <style:style style:name="T48_14" style:family="text">
      <style:text-properties fo:color="#1155cc" style:text-underline-style="solid" style:text-underline-color="font-color"/>
    </style:style>
    <style:style style:name="T48_15" style:family="text"/>
    <style:style style:name="T48_16" style:family="text">
      <style:text-properties fo:color="#1155cc" style:text-underline-style="solid" style:text-underline-color="font-color"/>
    </style:style>
    <style:style style:name="T48_17" style:family="text"/>
    <style:style style:name="T48_18" style:family="text">
      <style:text-properties fo:color="#1155cc" style:text-underline-style="solid" style:text-underline-color="font-color"/>
    </style:style>
    <style:style style:name="T48_19" style:family="text"/>
    <style:style style:name="T48_20" style:family="text">
      <style:text-properties fo:color="#1155cc" style:text-underline-style="solid" style:text-underline-color="font-color"/>
    </style:style>
    <style:style style:name="T48_21" style:family="text"/>
    <style:style style:name="T48_22" style:family="text">
      <style:text-properties fo:color="#1155cc" style:text-underline-style="solid" style:text-underline-color="font-color"/>
    </style:style>
    <style:style style:name="T48_23" style:family="text"/>
    <style:style style:name="T48_24" style:family="text">
      <style:text-properties fo:color="#1155cc" style:text-underline-style="solid" style:text-underline-color="font-color"/>
    </style:style>
    <style:style style:name="T48_25" style:family="text"/>
    <style:style style:name="T48_26" style:family="text">
      <style:text-properties fo:color="#1155cc" style:text-underline-style="solid" style:text-underline-color="font-color"/>
    </style:style>
    <style:style style:name="T48_27" style:family="text"/>
    <style:style style:name="T48_28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Idzie</text:span><text:span text:style-name="T1_2"><text:s/>(</text:span><text:span text:style-name="T1_3">językowy</text:span><text:span text:style-name="T1_4">)<text:s/></text:span><text:span text:style-name="T1_5">rak</text:span><text:span text:style-name="T1_6">,<text:s/></text:span><text:span text:style-name="T1_7">nieborak</text:span><text:span text:style-name="T1_8">…</text:span></text:p>
      <text:p text:style-name="P2"><text:span text:style-name="T2_1">Gandzia</text:span></text:p>
      <text:p text:style-name="P3"/>
      <text:p text:style-name="P4"><text:span text:style-name="T4_1">W</text:span><text:span text:style-name="T4_2"><text:s/></text:span><text:span text:style-name="T4_3">mojej</text:span><text:span text:style-name="T4_4"><text:s/></text:span><text:span text:style-name="T4_5">karierze</text:span><text:span text:style-name="T4_6"><text:s/></text:span><text:span text:style-name="T4_7">korektora</text:span><text:span text:style-name="T4_8">-</text:span><text:span text:style-name="T4_9">amatora</text:span><text:span text:style-name="T4_10"><text:s/></text:span><text:span text:style-name="T4_11">widziałem</text:span><text:span text:style-name="T4_12"><text:s/></text:span><text:span text:style-name="T4_13">już</text:span><text:span text:style-name="T4_14"><text:s/></text:span><text:span text:style-name="T4_15">wiele</text:span><text:span text:style-name="T4_16"><text:s/></text:span><text:span text:style-name="T4_17">różnych</text:span><text:span text:style-name="T4_18"><text:s/></text:span><text:span text:style-name="T4_19">błędów</text:span><text:span text:style-name="T4_20"><text:s/></text:span><text:span text:style-name="T4_21">popełnianych</text:span><text:span text:style-name="T4_22"><text:s/></text:span><text:span text:style-name="T4_23">przez</text:span><text:span text:style-name="T4_24"><text:s/></text:span><text:span text:style-name="T4_25">pisarzy</text:span><text:span text:style-name="T4_26"><text:s/></text:span><text:span text:style-name="T4_27">i</text:span><text:span text:style-name="T4_28"><text:s/>“</text:span><text:span text:style-name="T4_29">szeregowych</text:span><text:span text:style-name="T4_30">”<text:s/></text:span><text:span text:style-name="T4_31">bronies</text:span><text:span text:style-name="T4_32">.<text:s/></text:span><text:span text:style-name="T4_33">Niektóre</text:span><text:span text:style-name="T4_34"><text:s/></text:span><text:span text:style-name="T4_35">były</text:span><text:span text:style-name="T4_36"><text:s/></text:span><text:span text:style-name="T4_37">zabawne</text:span><text:span text:style-name="T4_38">,<text:s/></text:span><text:span text:style-name="T4_39">inne</text:span><text:span text:style-name="T4_40"><text:s/></text:span><text:span text:style-name="T4_41">nieco</text:span><text:span text:style-name="T4_42"><text:s/></text:span><text:span text:style-name="T4_43">mniej</text:span><text:span text:style-name="T4_44">,<text:s/></text:span><text:span text:style-name="T4_45">zaś</text:span><text:span text:style-name="T4_46"><text:s/></text:span><text:span text:style-name="T4_47">nieliczne</text:span><text:span text:style-name="T4_48"><text:s/></text:span><text:span text:style-name="T4_49">były</text:span><text:span text:style-name="T4_50"><text:s/></text:span><text:span text:style-name="T4_51">tak</text:span><text:span text:style-name="T4_52"><text:s/></text:span><text:span text:style-name="T4_53">rakogenne</text:span><text:span text:style-name="T4_54">,<text:s/></text:span><text:span text:style-name="T4_55">że</text:span><text:span text:style-name="T4_56"><text:s/></text:span><text:span text:style-name="T4_57">minister</text:span><text:span text:style-name="T4_58"><text:s/></text:span><text:span text:style-name="T4_59">środowiska</text:span><text:span text:style-name="T4_60"><text:s/></text:span><text:span text:style-name="T4_61">powinien</text:span><text:span text:style-name="T4_62"><text:s/></text:span><text:span text:style-name="T4_63">przyznać</text:span><text:span text:style-name="T4_64"><text:s/></text:span><text:span text:style-name="T4_65">ich</text:span><text:span text:style-name="T4_66"><text:s/></text:span><text:span text:style-name="T4_67">autorom</text:span><text:span text:style-name="T4_68"><text:s/></text:span><text:span text:style-name="T4_69">nagrodę</text:span><text:span text:style-name="T4_70"><text:s/></text:span><text:span text:style-name="T4_71">za</text:span><text:span text:style-name="T4_72"><text:s/></text:span><text:span text:style-name="T4_73">zwiększenie</text:span><text:span text:style-name="T4_74"><text:s/></text:span><text:span text:style-name="T4_75">populacji</text:span><text:span text:style-name="T4_76"><text:s/></text:span><text:span text:style-name="T4_77">skorupiaków</text:span><text:span text:style-name="T4_78"><text:s/></text:span><text:span text:style-name="T4_79">w</text:span><text:span text:style-name="T4_80"><text:s/></text:span><text:span text:style-name="T4_81">Polsce</text:span><text:span text:style-name="T4_82">.<text:s/></text:span></text:p>
      <text:p text:style-name="P5"/>
      <text:p text:style-name="P6"><text:span text:style-name="T6_1">Aby</text:span><text:span text:style-name="T6_2"><text:s/></text:span><text:span text:style-name="T6_3">uniknąć</text:span><text:span text:style-name="T6_4"><text:s/></text:span><text:span text:style-name="T6_5">tych</text:span><text:span text:style-name="T6_6"><text:s/></text:span><text:span text:style-name="T6_7">błędów</text:span><text:span text:style-name="T6_8">,<text:s/></text:span><text:span text:style-name="T6_9">niekoniecznie</text:span><text:span text:style-name="T6_10"><text:s/></text:span><text:span text:style-name="T6_11">potrzebna</text:span><text:span text:style-name="T6_12"><text:s/></text:span><text:span text:style-name="T6_13">byłaby</text:span><text:span text:style-name="T6_14"><text:s/></text:span><text:span text:style-name="T6_15">znajomość</text:span><text:span text:style-name="T6_16"><text:s/></text:span><text:span text:style-name="T6_17">zasad</text:span><text:span text:style-name="T6_18"><text:s/></text:span><text:span text:style-name="T6_19">polskiego</text:span><text:span text:style-name="T6_20"><text:s/></text:span><text:span text:style-name="T6_21">na</text:span><text:span text:style-name="T6_22"><text:s/></text:span><text:span text:style-name="T6_23">poziomie</text:span><text:span text:style-name="T6_24"><text:s/></text:span><text:span text:style-name="T6_25">uniwersyteckim</text:span><text:span text:style-name="T6_26"><text:s/>–<text:s/></text:span><text:span text:style-name="T6_27">wystarczyłby</text:span><text:span text:style-name="T6_28"><text:s/></text:span><text:span text:style-name="T6_29">dobry</text:span><text:span text:style-name="T6_30"><text:s/></text:span><text:span text:style-name="T6_31">słownik</text:span><text:span text:style-name="T6_32"><text:s/>(</text:span><text:span text:style-name="T6_33">osobiście</text:span><text:span text:style-name="T6_34"><text:s/></text:span><text:span text:style-name="T6_35">polecam</text:span><text:span text:style-name="T6_36"><text:s/></text:span><text:span text:style-name="T6_37">internetowe</text:span><text:span text:style-name="T6_38"><text:s/></text:span><text:span text:style-name="T6_39">wydanie</text:span><text:span text:style-name="T6_40"><text:s/></text:span><text:span text:style-name="T6_41">Słownika</text:span><text:span text:style-name="T6_42"><text:s/></text:span><text:span text:style-name="T6_43">Języka</text:span><text:span text:style-name="T6_44"><text:s/></text:span><text:span text:style-name="T6_45">Polskiego</text:span><text:span text:style-name="T6_46"><text:s/></text:span><text:span text:style-name="T6_47">PWN</text:span><text:span text:style-name="T6_48"><text:s/></text:span><text:span text:style-name="T6_49">i</text:span><text:span text:style-name="T6_50"><text:s/></text:span><text:span text:style-name="T6_51">tamtejszą</text:span><text:span text:style-name="T6_52"><text:s/></text:span><text:span text:style-name="T6_53">poradnię</text:span><text:span text:style-name="T6_54"><text:s/></text:span><text:span text:style-name="T6_55">językową</text:span><text:span text:style-name="T6_56">).<text:s/></text:span><text:span text:style-name="T6_57">Dzisiaj</text:span><text:span text:style-name="T6_58"><text:s/></text:span><text:span text:style-name="T6_59">omówię</text:span><text:span text:style-name="T6_60"><text:s/></text:span><text:span text:style-name="T6_61">dwa</text:span><text:span text:style-name="T6_62"><text:s/></text:span><text:span text:style-name="T6_63">takie</text:span><text:span text:style-name="T6_64"><text:s/></text:span><text:span text:style-name="T6_65">raki</text:span><text:span text:style-name="T6_66"><text:s/>–<text:s/></text:span><text:span text:style-name="T6_67">jeden</text:span><text:span text:style-name="T6_68"><text:s/></text:span><text:span text:style-name="T6_69">duży</text:span><text:span text:style-name="T6_70">,<text:s/></text:span><text:span text:style-name="T6_71">drugi</text:span><text:span text:style-name="T6_72"><text:s/></text:span><text:span text:style-name="T6_73">powszechny</text:span><text:span text:style-name="T6_74">.</text:span></text:p>
      <text:p text:style-name="P7"/>
      <text:p text:style-name="P8"><text:span text:style-name="T8_1">Ostatnio</text:span><text:span text:style-name="T8_2"><text:s/></text:span><text:span text:style-name="T8_3">zdarzyło</text:span><text:span text:style-name="T8_4"><text:s/></text:span><text:span text:style-name="T8_5">mi</text:span><text:span text:style-name="T8_6"><text:s/></text:span><text:span text:style-name="T8_7">się</text:span><text:span text:style-name="T8_8"><text:s/></text:span><text:span text:style-name="T8_9">czytać</text:span><text:span text:style-name="T8_10"><text:s/></text:span><text:span text:style-name="T8_11">pewien</text:span><text:span text:style-name="T8_12"><text:s/></text:span><text:span text:style-name="T8_13">fanfik</text:span><text:span text:style-name="T8_14">.<text:s/></text:span><text:span text:style-name="T8_15">Z</text:span><text:span text:style-name="T8_16"><text:s/></text:span><text:span text:style-name="T8_17">litości</text:span><text:span text:style-name="T8_18"><text:s/></text:span><text:span text:style-name="T8_19">przemilczę</text:span><text:span text:style-name="T8_20">,<text:s/></text:span><text:span text:style-name="T8_21">o</text:span><text:span text:style-name="T8_22"><text:s/></text:span><text:span text:style-name="T8_23">jakie</text:span><text:span text:style-name="T8_24"><text:s/></text:span><text:span text:style-name="T8_25">opowiadanie</text:span><text:span text:style-name="T8_26"><text:s/></text:span><text:span text:style-name="T8_27">mi</text:span><text:span text:style-name="T8_28"><text:s/></text:span><text:span text:style-name="T8_29">chodzi</text:span><text:span text:style-name="T8_30">,<text:s/></text:span><text:span text:style-name="T8_31">powiem</text:span><text:span text:style-name="T8_32"><text:s/></text:span><text:span text:style-name="T8_33">tylko</text:span><text:span text:style-name="T8_34">,<text:s/></text:span><text:span text:style-name="T8_35">że</text:span><text:span text:style-name="T8_36"><text:s/></text:span><text:span text:style-name="T8_37">mowa</text:span><text:span text:style-name="T8_38"><text:s/></text:span><text:span text:style-name="T8_39">o</text:span><text:span text:style-name="T8_40"><text:s/></text:span><text:span text:style-name="T8_41">takim</text:span><text:span text:style-name="T8_42"><text:s/></text:span><text:span text:style-name="T8_43">dużym</text:span><text:span text:style-name="T8_44">,<text:s/></text:span><text:span text:style-name="T8_45">od</text:span><text:span text:style-name="T8_46"><text:s/></text:span><text:span text:style-name="T8_47">niedawna</text:span><text:span text:style-name="T8_48"><text:s/></text:span><text:span text:style-name="T8_49">OBLĘŻONYM</text:span><text:span text:style-name="T8_50"><text:s/></text:span><text:span text:style-name="T8_51">przez</text:span><text:span text:style-name="T8_52"><text:s/></text:span><text:span text:style-name="T8_53">krytyków</text:span><text:span text:style-name="T8_54"><text:s/></text:span><text:span text:style-name="T8_55">utworze</text:span><text:span text:style-name="T8_56"><text:s/></text:span><text:span text:style-name="T8_57">o</text:span><text:span text:style-name="T8_58"><text:s/></text:span><text:span text:style-name="T8_59">tematyce</text:span><text:span text:style-name="T8_60"><text:s/></text:span><text:span text:style-name="T8_61">wojennej</text:span><text:span text:style-name="T8_62">.<text:s/></text:span><text:span text:style-name="T8_63">W</text:span><text:span text:style-name="T8_64"><text:s/></text:span><text:span text:style-name="T8_65">czasie</text:span><text:span text:style-name="T8_66"><text:s/></text:span><text:span text:style-name="T8_67">lektury</text:span><text:span text:style-name="T8_68"><text:s/></text:span><text:span text:style-name="T8_69">znalazłem</text:span><text:span text:style-name="T8_70"><text:s/></text:span><text:span text:style-name="T8_71">wiele</text:span><text:span text:style-name="T8_72"><text:s/></text:span><text:span text:style-name="T8_73">błędów</text:span><text:span text:style-name="T8_74">,<text:s/></text:span><text:span text:style-name="T8_75">głupot</text:span><text:span text:style-name="T8_76"><text:s/></text:span><text:span text:style-name="T8_77">i</text:span><text:span text:style-name="T8_78"><text:s/></text:span><text:span text:style-name="T8_79">innych</text:span><text:span text:style-name="T8_80"><text:s/></text:span><text:span text:style-name="T8_81">wad</text:span><text:span text:style-name="T8_82">,<text:s/></text:span><text:span text:style-name="T8_83">o</text:span><text:span text:style-name="T8_84"><text:s/></text:span><text:span text:style-name="T8_85">których</text:span><text:span text:style-name="T8_86"><text:s/></text:span><text:span text:style-name="T8_87">teraz</text:span><text:span text:style-name="T8_88"><text:s/></text:span><text:span text:style-name="T8_89">pisać</text:span><text:span text:style-name="T8_90"><text:s/></text:span><text:span text:style-name="T8_91">nie</text:span><text:span text:style-name="T8_92"><text:s/></text:span><text:span text:style-name="T8_93">będę</text:span><text:span text:style-name="T8_94"><text:s/>–<text:s/></text:span><text:span text:style-name="T8_95">z</text:span><text:span text:style-name="T8_96"><text:s/></text:span><text:span text:style-name="T8_97">wyjątkiem</text:span><text:span text:style-name="T8_98"><text:s/></text:span><text:span text:style-name="T8_99">jednej</text:span><text:span text:style-name="T8_100">,<text:s/></text:span><text:span text:style-name="T8_101">gdyż</text:span><text:span text:style-name="T8_102"><text:s/></text:span><text:span text:style-name="T8_103">sprawa</text:span><text:span text:style-name="T8_104"><text:s/></text:span><text:span text:style-name="T8_105">jest</text:span><text:span text:style-name="T8_106"><text:s/></text:span><text:span text:style-name="T8_107">poważna</text:span><text:span text:style-name="T8_108">.</text:span></text:p>
      <text:p text:style-name="P9"/>
      <text:p text:style-name="P10"><text:span text:style-name="T10_1">Otóż</text:span><text:span text:style-name="T10_2"><text:s/></text:span><text:span text:style-name="T10_3">autor</text:span><text:span text:style-name="T10_4"><text:s/></text:span><text:span text:style-name="T10_5">wspomnianego</text:span><text:span text:style-name="T10_6"><text:s/></text:span><text:span text:style-name="T10_7">opowiadania</text:span><text:span text:style-name="T10_8"><text:s/></text:span><text:span text:style-name="T10_9">po</text:span><text:span text:style-name="T10_10"><text:s/></text:span><text:span text:style-name="T10_11">ponad</text:span><text:span text:style-name="T10_12"><text:s/></text:span><text:span text:style-name="T10_13">dwudziestu</text:span><text:span text:style-name="T10_14"><text:s/></text:span><text:span text:style-name="T10_15">rozdziałach</text:span><text:span text:style-name="T10_16"><text:s/></text:span><text:span text:style-name="T10_17">zdecydował</text:span><text:span text:style-name="T10_18"><text:s/></text:span><text:span text:style-name="T10_19">się</text:span><text:span text:style-name="T10_20"><text:s/></text:span><text:span text:style-name="T10_21">dodać</text:span><text:span text:style-name="T10_22"><text:s/></text:span><text:span text:style-name="T10_23">przypis</text:span><text:span text:style-name="T10_24">,<text:s/></text:span><text:span text:style-name="T10_25">w</text:span><text:span text:style-name="T10_26"><text:s/></text:span><text:span text:style-name="T10_27">którym</text:span><text:span text:style-name="T10_28"><text:s/></text:span><text:span text:style-name="T10_29">wyjaśnia</text:span><text:span text:style-name="T10_30"><text:s/></text:span><text:span text:style-name="T10_31">dociekliwemu</text:span><text:span text:style-name="T10_32"><text:s/></text:span><text:span text:style-name="T10_33">czytelnikowi</text:span><text:span text:style-name="T10_34"><text:s/></text:span><text:span text:style-name="T10_35">zasady</text:span><text:span text:style-name="T10_36"><text:s/></text:span><text:span text:style-name="T10_37">pisowni</text:span><text:span text:style-name="T10_38"><text:s/></text:span><text:span text:style-name="T10_39">nazw</text:span><text:span text:style-name="T10_40"><text:s/></text:span><text:span text:style-name="T10_41">jednostek</text:span><text:span text:style-name="T10_42"><text:s/></text:span><text:span text:style-name="T10_43">wojskowych</text:span><text:span text:style-name="T10_44">.<text:s/></text:span><text:span text:style-name="T10_45">Czemu</text:span><text:span text:style-name="T10_46"><text:s/></text:span><text:span text:style-name="T10_47">dodał</text:span><text:span text:style-name="T10_48"><text:s/></text:span><text:span text:style-name="T10_49">go</text:span><text:span text:style-name="T10_50"><text:s/></text:span><text:span text:style-name="T10_51">dopiero</text:span><text:span text:style-name="T10_52"><text:s/></text:span><text:span text:style-name="T10_53">w</text:span><text:span text:style-name="T10_54"><text:s/></text:span><text:span text:style-name="T10_55">połowie</text:span><text:span text:style-name="T10_56"><text:s/></text:span><text:span text:style-name="T10_57">opowiadania</text:span><text:span text:style-name="T10_58">,<text:s/></text:span><text:span text:style-name="T10_59">a</text:span><text:span text:style-name="T10_60"><text:s/></text:span><text:span text:style-name="T10_61">nie</text:span><text:span text:style-name="T10_62"><text:s/></text:span><text:span text:style-name="T10_63">w</text:span><text:span text:style-name="T10_64"><text:s/></text:span><text:span text:style-name="T10_65">jednym</text:span><text:span text:style-name="T10_66"><text:s/></text:span><text:span text:style-name="T10_67">z</text:span><text:span text:style-name="T10_68"><text:s/></text:span><text:span text:style-name="T10_69">pierwszych</text:span><text:span text:style-name="T10_70"><text:s/></text:span><text:span text:style-name="T10_71">rozdziałów</text:span><text:span text:style-name="T10_72">,<text:s/></text:span><text:span text:style-name="T10_73">skoro</text:span><text:span text:style-name="T10_74"><text:s/></text:span><text:span text:style-name="T10_75">nazwy</text:span><text:span text:style-name="T10_76"><text:s/></text:span><text:span text:style-name="T10_77">oddziałów</text:span><text:span text:style-name="T10_78"><text:s/></text:span><text:span text:style-name="T10_79">pojawiają</text:span><text:span text:style-name="T10_80"><text:s/></text:span><text:span text:style-name="T10_81">się</text:span><text:span text:style-name="T10_82"><text:s/></text:span><text:span text:style-name="T10_83">tam</text:span><text:span text:style-name="T10_84"><text:s/></text:span><text:span text:style-name="T10_85">nagminnie</text:span><text:span text:style-name="T10_86">?<text:s/></text:span><text:span text:style-name="T10_87">Powiem</text:span><text:span text:style-name="T10_88"><text:s/></text:span><text:span text:style-name="T10_89">szczerze</text:span><text:span text:style-name="T10_90">,<text:s/></text:span><text:span text:style-name="T10_91">że</text:span><text:span text:style-name="T10_92"><text:s/></text:span><text:span text:style-name="T10_93">nie</text:span><text:span text:style-name="T10_94"><text:s/></text:span><text:span text:style-name="T10_95">mam</text:span><text:span text:style-name="T10_96"><text:s/></text:span><text:span text:style-name="T10_97">zielonego</text:span><text:span text:style-name="T10_98"><text:s/></text:span><text:span text:style-name="T10_99">pojęcia</text:span><text:span text:style-name="T10_100">.<text:s/></text:span><text:span text:style-name="T10_101">Przyjrzyjmy</text:span><text:span text:style-name="T10_102"><text:s/></text:span><text:span text:style-name="T10_103">się</text:span><text:span text:style-name="T10_104"><text:s/></text:span><text:span text:style-name="T10_105">jednak</text:span><text:span text:style-name="T10_106"><text:s/></text:span><text:span text:style-name="T10_107">temu</text:span><text:span text:style-name="T10_108"><text:s/></text:span><text:span text:style-name="T10_109">przypisowi</text:span><text:span text:style-name="T10_110">,<text:s/></text:span><text:span text:style-name="T10_111">który</text:span><text:span text:style-name="T10_112"><text:s/></text:span><text:span text:style-name="T10_113">pozwolę</text:span><text:span text:style-name="T10_114"><text:s/></text:span><text:span text:style-name="T10_115">sobie</text:span><text:span text:style-name="T10_116"><text:s/></text:span><text:span text:style-name="T10_117">zacytować</text:span><text:span text:style-name="T10_118"><text:s/></text:span><text:span text:style-name="T10_119">poniżej</text:span><text:span text:style-name="T10_120">.</text:span></text:p>
      <text:p text:style-name="P11"/>
      <text:p text:style-name="P12"><text:span text:style-name="T12_1">“</text:span><text:span text:style-name="T12_2">Określenie</text:span><text:span text:style-name="T12_3"><text:s/></text:span><text:span text:style-name="T12_4">typu</text:span><text:span text:style-name="T12_5"><text:s/>„</text:span><text:span text:style-name="T12_6">Szósta</text:span><text:span text:style-name="T12_7"><text:s/></text:span><text:span text:style-name="T12_8">Pancerna</text:span><text:span text:style-name="T12_9">”<text:s/></text:span><text:span text:style-name="T12_10">bywa</text:span><text:span text:style-name="T12_11"><text:s/></text:span><text:span text:style-name="T12_12">pisane</text:span><text:span text:style-name="T12_13"><text:s/></text:span><text:span text:style-name="T12_14">z</text:span><text:span text:style-name="T12_15"><text:s/></text:span><text:span text:style-name="T12_16">dużej</text:span><text:span text:style-name="T12_17"><text:s/></text:span><text:span text:style-name="T12_18">litery</text:span><text:span text:style-name="T12_19">,<text:s/></text:span><text:span text:style-name="T12_20">gdyż</text:span><text:span text:style-name="T12_21"><text:s/></text:span><text:span text:style-name="T12_22">funkcjonuje</text:span><text:span text:style-name="T12_23"><text:s/></text:span><text:span text:style-name="T12_24">jako</text:span><text:span text:style-name="T12_25"><text:s/></text:span><text:span text:style-name="T12_26">coś</text:span><text:span text:style-name="T12_27"><text:s/></text:span><text:span text:style-name="T12_28">podobnego</text:span><text:span text:style-name="T12_29"><text:s/></text:span><text:span text:style-name="T12_30">do</text:span><text:span text:style-name="T12_31"><text:s/></text:span><text:span text:style-name="T12_32">potocznego</text:span><text:span text:style-name="T12_33"><text:s/></text:span><text:span text:style-name="T12_34">imienia</text:span><text:span text:style-name="T12_35">,<text:s/></text:span><text:span text:style-name="T12_36">przezwiska</text:span><text:span text:style-name="T12_37">.<text:s/></text:span><text:span text:style-name="T12_38">Z</text:span><text:span text:style-name="T12_39"><text:s/></text:span><text:span text:style-name="T12_40">kolei</text:span><text:span text:style-name="T12_41"><text:s/>„</text:span><text:span text:style-name="T12_42">szósta</text:span><text:span text:style-name="T12_43"><text:s/></text:span><text:span text:style-name="T12_44">dywizja</text:span><text:span text:style-name="T12_45"><text:s/></text:span><text:span text:style-name="T12_46">pancerna</text:span><text:span text:style-name="T12_47">”<text:s/></text:span><text:span text:style-name="T12_48">bywa</text:span><text:span text:style-name="T12_49"><text:s/></text:span><text:span text:style-name="T12_50">zapisywane</text:span><text:span text:style-name="T12_51"><text:s/></text:span><text:span text:style-name="T12_52">z</text:span><text:span text:style-name="T12_53"><text:s/></text:span><text:span text:style-name="T12_54">małej</text:span><text:span text:style-name="T12_55"><text:s/></text:span><text:span text:style-name="T12_56">jako</text:span><text:span text:style-name="T12_57"><text:s/></text:span><text:span text:style-name="T12_58">zwykłe</text:span><text:span text:style-name="T12_59"><text:s/></text:span><text:span text:style-name="T12_60">określenie</text:span><text:span text:style-name="T12_61">.<text:s/></text:span><text:span text:style-name="T12_62">Co</text:span><text:span text:style-name="T12_63"><text:s/></text:span><text:span text:style-name="T12_64">innego</text:span><text:span text:style-name="T12_65">,<text:s/></text:span><text:span text:style-name="T12_66">kiedy</text:span><text:span text:style-name="T12_67"><text:s/></text:span><text:span text:style-name="T12_68">pojawia</text:span><text:span text:style-name="T12_69"><text:s/></text:span><text:span text:style-name="T12_70">się</text:span><text:span text:style-name="T12_71"><text:s/></text:span><text:span text:style-name="T12_72">liczebnik</text:span><text:span text:style-name="T12_73">,<text:s/></text:span><text:span text:style-name="T12_74">np</text:span><text:span text:style-name="T12_75">.<text:s/>„6.<text:s/></text:span><text:span text:style-name="T12_76">Dywizja</text:span><text:span text:style-name="T12_77"><text:s/></text:span><text:span text:style-name="T12_78">Pancerna</text:span><text:span text:style-name="T12_79">/6.<text:s/></text:span><text:span text:style-name="T12_80">DPanc</text:span><text:span text:style-name="T12_81">.),<text:s/></text:span><text:span text:style-name="T12_82">które</text:span><text:span text:style-name="T12_83"><text:s/></text:span><text:span text:style-name="T12_84">jest</text:span><text:span text:style-name="T12_85"><text:s/></text:span><text:span text:style-name="T12_86">określeniem</text:span><text:span text:style-name="T12_87"><text:s/></text:span><text:span text:style-name="T12_88">bardziej</text:span><text:span text:style-name="T12_89"><text:s/></text:span><text:span text:style-name="T12_90">technicznym</text:span><text:span text:style-name="T12_91">.<text:s/></text:span><text:span text:style-name="T12_92">Równocześnie</text:span><text:span text:style-name="T12_93"><text:s/></text:span><text:span text:style-name="T12_94">warto</text:span><text:span text:style-name="T12_95"><text:s/></text:span><text:span text:style-name="T12_96">pamiętać</text:span><text:span text:style-name="T12_97">,<text:s/></text:span><text:span text:style-name="T12_98">że</text:span><text:span text:style-name="T12_99"><text:s/></text:span><text:span text:style-name="T12_100">podobne</text:span><text:span text:style-name="T12_101"><text:s/></text:span><text:span text:style-name="T12_102">kwestie</text:span><text:span text:style-name="T12_103"><text:s/></text:span><text:span text:style-name="T12_104">nie</text:span><text:span text:style-name="T12_105"><text:s/></text:span><text:span text:style-name="T12_106">mają</text:span><text:span text:style-name="T12_107"><text:s/></text:span><text:span text:style-name="T12_108">jednolitej</text:span><text:span text:style-name="T12_109"><text:s/></text:span><text:span text:style-name="T12_110">formy</text:span><text:span text:style-name="T12_111"><text:s/></text:span><text:span text:style-name="T12_112">i</text:span><text:span text:style-name="T12_113"><text:s/></text:span><text:span text:style-name="T12_114">w</text:span><text:span text:style-name="T12_115"><text:s/></text:span><text:span text:style-name="T12_116">różne</text:span><text:span text:style-name="T12_117"><text:s/></text:span><text:span text:style-name="T12_118">literaturze</text:span><text:span text:style-name="T12_119"><text:s/></text:span><text:span text:style-name="T12_120">różnie</text:span><text:span text:style-name="T12_121"><text:s/></text:span><text:span text:style-name="T12_122">się</text:span><text:span text:style-name="T12_123"><text:s/></text:span><text:span text:style-name="T12_124">je</text:span><text:span text:style-name="T12_125"><text:s/></text:span><text:span text:style-name="T12_126">ujmuje</text:span><text:span text:style-name="T12_127">”<text:s/>(</text:span><text:span text:style-name="T12_128">pisownia</text:span><text:span text:style-name="T12_129"><text:s/></text:span><text:span text:style-name="T12_130">oryginalna</text:span><text:span text:style-name="T12_131">).</text:span></text:p>
      <text:p text:style-name="P13"/>
      <text:p text:style-name="P14"><text:span text:style-name="T14_1">W</text:span><text:span text:style-name="T14_2"><text:s/></text:span><text:span text:style-name="T14_3">tym</text:span><text:span text:style-name="T14_4"><text:s/></text:span><text:span text:style-name="T14_5">momencie</text:span><text:span text:style-name="T14_6"><text:s/></text:span><text:span text:style-name="T14_7">każdy</text:span><text:span text:style-name="T14_8">,<text:s/></text:span><text:span text:style-name="T14_9">kto</text:span><text:span text:style-name="T14_10"><text:s/></text:span><text:span text:style-name="T14_11">choć</text:span><text:span text:style-name="T14_12"><text:s/></text:span><text:span text:style-name="T14_13">trochę</text:span><text:span text:style-name="T14_14"><text:s/></text:span><text:span text:style-name="T14_15">zna</text:span><text:span text:style-name="T14_16"><text:s/></text:span><text:span text:style-name="T14_17">się</text:span><text:span text:style-name="T14_18"><text:s/></text:span><text:span text:style-name="T14_19">na</text:span><text:span text:style-name="T14_20"><text:s/></text:span><text:span text:style-name="T14_21">języku</text:span><text:span text:style-name="T14_22"><text:s/></text:span><text:span text:style-name="T14_23">polskim</text:span><text:span text:style-name="T14_24">,<text:s/></text:span><text:span text:style-name="T14_25">powinien</text:span><text:span text:style-name="T14_26"><text:s/></text:span><text:span text:style-name="T14_27">złapać</text:span><text:span text:style-name="T14_28"><text:s/></text:span><text:span text:style-name="T14_29">się</text:span><text:span text:style-name="T14_30"><text:s/></text:span><text:span text:style-name="T14_31">za</text:span><text:span text:style-name="T14_32"><text:s/></text:span><text:span text:style-name="T14_33">głowę</text:span><text:span text:style-name="T14_34">.<text:s/></text:span><text:span text:style-name="T14_35">Autor</text:span><text:span text:style-name="T14_36"><text:s/></text:span><text:span text:style-name="T14_37">przypisu</text:span><text:span text:style-name="T14_38"><text:s/></text:span><text:span text:style-name="T14_39">wszystko</text:span><text:span text:style-name="T14_40"><text:s/></text:span><text:span text:style-name="T14_41">pomylił</text:span><text:span text:style-name="T14_42">,<text:s/></text:span><text:span text:style-name="T14_43">przekręcił</text:span><text:span text:style-name="T14_44">,<text:s/></text:span><text:span text:style-name="T14_45">przeinaczył</text:span><text:span text:style-name="T14_46"><text:s/></text:span><text:span text:style-name="T14_47">i</text:span><text:span text:style-name="T14_48"><text:s/></text:span><text:span text:style-name="T14_49">zinterpretował</text:span><text:span text:style-name="T14_50"><text:s/></text:span><text:span text:style-name="T14_51">po</text:span><text:span text:style-name="T14_52"><text:s/></text:span><text:span text:style-name="T14_53">swojemu</text:span><text:span text:style-name="T14_54">,<text:s/></text:span><text:span text:style-name="T14_55">przez</text:span><text:span text:style-name="T14_56"><text:s/></text:span><text:span text:style-name="T14_57">co</text:span><text:span text:style-name="T14_58"><text:s/></text:span><text:span text:style-name="T14_59">zamiast</text:span><text:span text:style-name="T14_60"><text:s/></text:span><text:span text:style-name="T14_61">tekstu</text:span><text:span text:style-name="T14_62"><text:s/></text:span><text:span text:style-name="T14_63">zgodnego</text:span><text:span text:style-name="T14_64"><text:s/></text:span><text:span text:style-name="T14_65">z</text:span><text:span text:style-name="T14_66"><text:s/></text:span><text:span text:style-name="T14_67">zasadami</text:span><text:span text:style-name="T14_68"><text:s/></text:span><text:span text:style-name="T14_69">naszej</text:span><text:span text:style-name="T14_70"><text:s/></text:span><text:span text:style-name="T14_71">mowy</text:span><text:span text:style-name="T14_72"><text:s/></text:span><text:span text:style-name="T14_73">otrzymujemy</text:span><text:span text:style-name="T14_74"><text:s/></text:span><text:span text:style-name="T14_75">język</text:span><text:span text:style-name="T14_76"><text:s/></text:span><text:span text:style-name="T14_77">polskawy</text:span><text:span text:style-name="T14_78">.</text:span></text:p>
      <text:p text:style-name="P15"/>
      <text:p text:style-name="P16"><text:span text:style-name="T16_1">Zacznijmy</text:span><text:span text:style-name="T16_2"><text:s/></text:span><text:span text:style-name="T16_3">od</text:span><text:span text:style-name="T16_4"><text:s/></text:span><text:span text:style-name="T16_5">drobniejszego</text:span><text:span text:style-name="T16_6"><text:s/></text:span><text:span text:style-name="T16_7">potknięcia</text:span><text:span text:style-name="T16_8">.<text:s/></text:span><text:span text:style-name="T16_9">Otóż</text:span><text:span text:style-name="T16_10"><text:s/></text:span><text:span text:style-name="T16_11">pragnę</text:span><text:span text:style-name="T16_12"><text:s/></text:span><text:span text:style-name="T16_13">poinformować</text:span><text:span text:style-name="T16_14"><text:s/></text:span><text:span text:style-name="T16_15">całą</text:span><text:span text:style-name="T16_16"><text:s/></text:span><text:span text:style-name="T16_17">fandomową</text:span><text:span text:style-name="T16_18"><text:s/></text:span><text:span text:style-name="T16_19">brać</text:span><text:span text:style-name="T16_20">,<text:s/></text:span><text:span text:style-name="T16_21">że</text:span><text:span text:style-name="T16_22"><text:s/></text:span><text:span text:style-name="T16_23">kwestie</text:span><text:span text:style-name="T16_24"><text:s/></text:span><text:span text:style-name="T16_25">pisowni</text:span><text:span text:style-name="T16_26"><text:s/></text:span><text:span text:style-name="T16_27">nazw</text:span><text:span text:style-name="T16_28"><text:s/></text:span><text:span text:style-name="T16_29">jednostek</text:span><text:span text:style-name="T16_30"><text:s/></text:span><text:span text:style-name="T16_31">wojskowych</text:span><text:span text:style-name="T16_32"><text:s/></text:span><text:span text:style-name="T16_33">mają</text:span><text:span text:style-name="T16_34"><text:s/></text:span><text:span text:style-name="T16_35">jednolitą</text:span><text:span text:style-name="T16_36"><text:s/></text:span><text:span text:style-name="T16_37">formę</text:span><text:span text:style-name="T16_38">.<text:s/></text:span><text:span text:style-name="T16_39">Zapisujemy</text:span><text:span text:style-name="T16_40"><text:s/></text:span><text:span text:style-name="T16_41">je</text:span><text:span text:style-name="T16_42"><text:s/></text:span><text:span text:style-name="T16_43">wielką</text:span><text:span text:style-name="T16_44"><text:s/></text:span><text:span text:style-name="T16_45">literą</text:span><text:span text:style-name="T16_46">,<text:s/></text:span><text:span text:style-name="T16_47">gdyż</text:span><text:span text:style-name="T16_48"><text:s/></text:span><text:span text:style-name="T16_49">jest</text:span><text:span text:style-name="T16_50"><text:s/></text:span><text:span text:style-name="T16_51">to</text:span><text:span text:style-name="T16_52"><text:s/></text:span><text:span text:style-name="T16_53">nazwa</text:span><text:span text:style-name="T16_54"><text:s/></text:span><text:span text:style-name="T16_55">własna</text:span><text:span text:style-name="T16_56"><text:s/>(</text:span><text:span text:style-name="T16_57">a</text:span><text:span text:style-name="T16_58"><text:s/></text:span><text:span text:style-name="T16_59">nie</text:span><text:span text:style-name="T16_60"><text:s/>“</text:span><text:span text:style-name="T16_61">potoczne</text:span><text:span text:style-name="T16_62"><text:s/></text:span><text:span text:style-name="T16_63">imię</text:span><text:span text:style-name="T16_64">,<text:s/></text:span><text:span text:style-name="T16_65">przezwisko</text:span><text:span text:style-name="T16_66">”<text:s/></text:span><text:span text:style-name="T16_67">czy</text:span><text:span text:style-name="T16_68"><text:s/>“</text:span><text:span text:style-name="T16_69">określenie</text:span><text:span text:style-name="T16_70"><text:s/></text:span><text:span text:style-name="T16_71">techniczne</text:span><text:span text:style-name="T16_72">”),<text:s/></text:span><text:span text:style-name="T16_73">mówimy</text:span><text:span text:style-name="T16_74"><text:s/></text:span><text:span text:style-name="T16_75">więc</text:span><text:span text:style-name="T16_76"><text:s/></text:span><text:span text:style-name="T16_77">o</text:span><text:span text:style-name="T16_78"><text:s/>1<text:s/></text:span><text:span text:style-name="T16_79">Dywizji</text:span><text:span text:style-name="T16_80"><text:s/></text:span><text:span text:style-name="T16_81">Pancernej</text:span><text:span text:style-name="T16_82">,<text:s/></text:span><text:span text:style-name="T16_83">Dywizjonie</text:span><text:span text:style-name="T16_84"><text:s/>303,<text:s/>10<text:s/></text:span><text:span text:style-name="T16_85">Brygadzie</text:span><text:span text:style-name="T16_86"><text:s/></text:span><text:span text:style-name="T16_87">Kawalerii</text:span><text:span text:style-name="T16_88"><text:s/></text:span><text:span text:style-name="T16_89">i</text:span><text:span text:style-name="T16_90"><text:s/></text:span><text:span text:style-name="T16_91">tak</text:span><text:span text:style-name="T16_92"><text:s/></text:span><text:span text:style-name="T16_93">dalej</text:span><text:span text:style-name="T16_94">.<text:s/></text:span><text:span text:style-name="T16_95">Zasada</text:span><text:span text:style-name="T16_96"><text:s/></text:span><text:span text:style-name="T16_97">ta</text:span><text:span text:style-name="T16_98"><text:s/></text:span><text:span text:style-name="T16_99">odnosi</text:span><text:span text:style-name="T16_100"><text:s/></text:span><text:span text:style-name="T16_101">się</text:span><text:span text:style-name="T16_102"><text:s/></text:span><text:span text:style-name="T16_103">też</text:span><text:span text:style-name="T16_104"><text:s/></text:span><text:span text:style-name="T16_105">do</text:span><text:span text:style-name="T16_106"><text:s/></text:span><text:span text:style-name="T16_107">przypadku</text:span><text:span text:style-name="T16_108">,<text:s/></text:span><text:span text:style-name="T16_109">gdy</text:span><text:span text:style-name="T16_110"><text:s/></text:span><text:span text:style-name="T16_111">numer</text:span><text:span text:style-name="T16_112"><text:s/></text:span><text:span text:style-name="T16_113">jednostki</text:span><text:span text:style-name="T16_114"><text:s/></text:span><text:span text:style-name="T16_115">zapiszemy</text:span><text:span text:style-name="T16_116"><text:s/></text:span><text:span text:style-name="T16_117">słownie</text:span><text:span text:style-name="T16_118">.<text:s/></text:span><text:span text:style-name="T16_119">Wszelkie</text:span><text:span text:style-name="T16_120"><text:s/></text:span><text:span text:style-name="T16_121">odstępstwa</text:span><text:span text:style-name="T16_122"><text:s/></text:span><text:span text:style-name="T16_123">od</text:span><text:span text:style-name="T16_124"><text:s/></text:span><text:span text:style-name="T16_125">reguły</text:span><text:span text:style-name="T16_126"><text:s/></text:span><text:span text:style-name="T16_127">wynikają</text:span><text:span text:style-name="T16_128"><text:s/></text:span><text:span text:style-name="T16_129">z</text:span><text:span text:style-name="T16_130"><text:s/></text:span><text:span text:style-name="T16_131">dwóch</text:span><text:span text:style-name="T16_132"><text:s/></text:span><text:span text:style-name="T16_133">przyczyn</text:span><text:span text:style-name="T16_134"><text:s/>–<text:s/></text:span><text:span text:style-name="T16_135">albo</text:span><text:span text:style-name="T16_136"><text:s/></text:span><text:span text:style-name="T16_137">mamy</text:span><text:span text:style-name="T16_138"><text:s/></text:span><text:span text:style-name="T16_139">do</text:span><text:span text:style-name="T16_140"><text:s/></text:span><text:span text:style-name="T16_141">czynienia</text:span><text:span text:style-name="T16_142"><text:s/></text:span><text:span text:style-name="T16_143">z</text:span><text:span text:style-name="T16_144"><text:s/></text:span><text:span text:style-name="T16_145">pracą</text:span><text:span text:style-name="T16_146"><text:s/></text:span><text:span text:style-name="T16_147">starszą</text:span><text:span text:style-name="T16_148">,<text:s/></text:span><text:span text:style-name="T16_149">napisaną</text:span><text:span text:style-name="T16_150"><text:s/></text:span><text:span text:style-name="T16_151">przed</text:span><text:span text:style-name="T16_152"><text:s/></text:span><text:span text:style-name="T16_153">wprowadzeniem</text:span><text:span text:style-name="T16_154"><text:s/></text:span><text:span text:style-name="T16_155">tej</text:span><text:span text:style-name="T16_156"><text:s/></text:span><text:span text:style-name="T16_157">zasady</text:span><text:span text:style-name="T16_158">,<text:s/></text:span><text:span text:style-name="T16_159">albo</text:span><text:span text:style-name="T16_160"><text:s/></text:span><text:span text:style-name="T16_161">jej</text:span><text:span text:style-name="T16_162"><text:s/></text:span><text:span text:style-name="T16_163">autorowi</text:span><text:span text:style-name="T16_164"><text:s/></text:span><text:span text:style-name="T16_165">nie</text:span><text:span text:style-name="T16_166"><text:s/></text:span><text:span text:style-name="T16_167">chciało</text:span><text:span text:style-name="T16_168"><text:s/></text:span><text:span text:style-name="T16_169">się</text:span><text:span text:style-name="T16_170"><text:s/></text:span><text:span text:style-name="T16_171">sprawdzać</text:span><text:span text:style-name="T16_172"><text:s/></text:span><text:span text:style-name="T16_173">tego</text:span><text:span text:style-name="T16_174"><text:s/></text:span><text:span text:style-name="T16_175">w</text:span><text:span text:style-name="T16_176"><text:s/></text:span><text:span text:style-name="T16_177">słowniku</text:span><text:span text:style-name="T16_178">.</text:span></text:p>
      <text:p text:style-name="P17"/>
      <text:p text:style-name="P18"><text:span text:style-name="T18_1">W</text:span><text:span text:style-name="T18_2"><text:s/></text:span><text:span text:style-name="T18_3">tym</text:span><text:span text:style-name="T18_4"><text:s/></text:span><text:span text:style-name="T18_5">momencie</text:span><text:span text:style-name="T18_6"><text:s/></text:span><text:span text:style-name="T18_7">dochodzimy</text:span><text:span text:style-name="T18_8"><text:s/></text:span><text:span text:style-name="T18_9">do</text:span><text:span text:style-name="T18_10"><text:s/></text:span><text:span text:style-name="T18_11">głównego</text:span><text:span text:style-name="T18_12"><text:s/></text:span><text:span text:style-name="T18_13">problemu</text:span><text:span text:style-name="T18_14"><text:s/></text:span><text:span text:style-name="T18_15">tego</text:span><text:span text:style-name="T18_16"><text:s/></text:span><text:span text:style-name="T18_17">przypisu</text:span><text:span text:style-name="T18_18">.<text:s/></text:span><text:span text:style-name="T18_19">Prawdę</text:span><text:span text:style-name="T18_20"><text:s/></text:span><text:span text:style-name="T18_21">mówiąc</text:span><text:span text:style-name="T18_22">,<text:s/></text:span><text:span text:style-name="T18_23">nie</text:span><text:span text:style-name="T18_24"><text:s/></text:span><text:span text:style-name="T18_25">wiem</text:span><text:span text:style-name="T18_26">,<text:s/></text:span><text:span text:style-name="T18_27">czy</text:span><text:span text:style-name="T18_28"><text:s/></text:span><text:span text:style-name="T18_29">bardziej</text:span><text:span text:style-name="T18_30"><text:s/></text:span><text:span text:style-name="T18_31">chcę</text:span><text:span text:style-name="T18_32"><text:s/></text:span><text:span text:style-name="T18_33">teraz</text:span><text:span text:style-name="T18_34"><text:s/></text:span><text:span text:style-name="T18_35">zmieszać</text:span><text:span text:style-name="T18_36"><text:s/></text:span><text:span text:style-name="T18_37">z</text:span><text:span text:style-name="T18_38"><text:s/></text:span><text:span text:style-name="T18_39">błotem</text:span><text:span text:style-name="T18_40"><text:s/></text:span><text:span text:style-name="T18_41">autora</text:span><text:span text:style-name="T18_42">,<text:s/></text:span><text:span text:style-name="T18_43">czy</text:span><text:span text:style-name="T18_44"><text:s/></text:span><text:span text:style-name="T18_45">jego</text:span><text:span text:style-name="T18_46"><text:s/></text:span><text:span text:style-name="T18_47">korektorów</text:span><text:span text:style-name="T18_48">,<text:s/></text:span><text:span text:style-name="T18_49">którzy</text:span><text:span text:style-name="T18_50"><text:s/></text:span><text:span text:style-name="T18_51">tego</text:span><text:span text:style-name="T18_52"><text:s/></text:span><text:span text:style-name="T18_53">raka</text:span><text:span text:style-name="T18_54"><text:s/></text:span><text:span text:style-name="T18_55">nie</text:span><text:span text:style-name="T18_56"><text:s/></text:span><text:span text:style-name="T18_57">wychwycili</text:span><text:span text:style-name="T18_58">.<text:s/></text:span><text:span text:style-name="T18_59">Chyba</text:span><text:span text:style-name="T18_60"><text:s/></text:span><text:span text:style-name="T18_61">że</text:span><text:span text:style-name="T18_62"><text:s/></text:span><text:span text:style-name="T18_63">zauważyli</text:span><text:span text:style-name="T18_64">,<text:s/></text:span><text:span text:style-name="T18_65">ale</text:span><text:span text:style-name="T18_66"><text:s/></text:span><text:span text:style-name="T18_67">uznali</text:span><text:span text:style-name="T18_68">,<text:s/></text:span><text:span text:style-name="T18_69">że</text:span><text:span text:style-name="T18_70"><text:s/></text:span><text:span text:style-name="T18_71">za</text:span><text:span text:style-name="T18_72"><text:s/></text:span><text:span text:style-name="T18_73">mało</text:span><text:span text:style-name="T18_74"><text:s/></text:span><text:span text:style-name="T18_75">im</text:span><text:span text:style-name="T18_76"><text:s/></text:span><text:span text:style-name="T18_77">płacą</text:span><text:span text:style-name="T18_78">.<text:s/></text:span><text:span text:style-name="T18_79">Konkretnie</text:span><text:span text:style-name="T18_80"><text:s/></text:span><text:span text:style-name="T18_81">chodzi</text:span><text:span text:style-name="T18_82"><text:s/></text:span><text:span text:style-name="T18_83">mi</text:span><text:span text:style-name="T18_84"><text:s/></text:span><text:span text:style-name="T18_85">o</text:span><text:span text:style-name="T18_86"><text:s/></text:span><text:span text:style-name="T18_87">ten</text:span><text:span text:style-name="T18_88"><text:s/></text:span><text:span text:style-name="T18_89">fragment</text:span><text:span text:style-name="T18_90">:</text:span></text:p>
      <text:p text:style-name="P19"/>
      <text:p text:style-name="P20"><text:span text:style-name="T20_1">“</text:span><text:span text:style-name="T20_2">Z</text:span><text:span text:style-name="T20_3"><text:s/></text:span><text:span text:style-name="T20_4">kolei</text:span><text:span text:style-name="T20_5"><text:s/>“</text:span><text:span text:style-name="T20_6">szósta</text:span><text:span text:style-name="T20_7"><text:s/></text:span><text:span text:style-name="T20_8">dywizja</text:span><text:span text:style-name="T20_9"><text:s/></text:span><text:span text:style-name="T20_10">pancerna</text:span><text:span text:style-name="T20_11">”<text:s/></text:span><text:span text:style-name="T20_12">bywa</text:span><text:span text:style-name="T20_13"><text:s/></text:span><text:span text:style-name="T20_14">zapisywane</text:span><text:span text:style-name="T20_15"><text:s/></text:span><text:span text:style-name="T20_16">z</text:span><text:span text:style-name="T20_17"><text:s/></text:span><text:span text:style-name="T20_18">małej</text:span><text:span text:style-name="T20_19"><text:s/></text:span><text:span text:style-name="T20_20">jako</text:span><text:span text:style-name="T20_21"><text:s/></text:span><text:span text:style-name="T20_22">zwykłe</text:span><text:span text:style-name="T20_23"><text:s/></text:span><text:span text:style-name="T20_24">określenie</text:span><text:span text:style-name="T20_25">.<text:s/></text:span><text:span text:style-name="T20_26">Co</text:span><text:span text:style-name="T20_27"><text:s/></text:span><text:span text:style-name="T20_28">innego</text:span><text:span text:style-name="T20_29">,<text:s/></text:span><text:span text:style-name="T20_30">kiedy</text:span><text:span text:style-name="T20_31"><text:s/></text:span><text:span text:style-name="T20_32">pojawia</text:span><text:span text:style-name="T20_33"><text:s/></text:span><text:span text:style-name="T20_34">się</text:span><text:span text:style-name="T20_35"><text:s/></text:span><text:span text:style-name="T20_36">liczebnik</text:span><text:span text:style-name="T20_37">,<text:s/></text:span><text:span text:style-name="T20_38">np</text:span><text:span text:style-name="T20_39">.<text:s/>6.<text:s/></text:span><text:span text:style-name="T20_40">Dywizja</text:span><text:span text:style-name="T20_41"><text:s/></text:span><text:span text:style-name="T20_42">Pancerna</text:span><text:span text:style-name="T20_43">…”.</text:span></text:p>
      <text:p text:style-name="P21"/>
      <text:p text:style-name="P22"><text:span text:style-name="T22_1">Z</text:span><text:span text:style-name="T22_2"><text:s/></text:span><text:span text:style-name="T22_3">tej</text:span><text:span text:style-name="T22_4"><text:s/></text:span><text:span text:style-name="T22_5">wypowiedzi</text:span><text:span text:style-name="T22_6"><text:s/></text:span><text:span text:style-name="T22_7">wynika</text:span><text:span text:style-name="T22_8">,<text:s/></text:span><text:span text:style-name="T22_9">że</text:span><text:span text:style-name="T22_10"><text:s/></text:span><text:span text:style-name="T22_11">słowo</text:span><text:span text:style-name="T22_12"><text:s/>“</text:span><text:span text:style-name="T22_13">szósty</text:span><text:span text:style-name="T22_14">”<text:s/></text:span><text:span text:style-name="T22_15">nie</text:span><text:span text:style-name="T22_16"><text:s/></text:span><text:span text:style-name="T22_17">jest</text:span><text:span text:style-name="T22_18"><text:s/></text:span><text:span text:style-name="T22_19">liczebnikiem</text:span><text:span text:style-name="T22_20">.<text:s/></text:span><text:span text:style-name="T22_21">Zapraszam</text:span><text:span text:style-name="T22_22"><text:s/></text:span><text:span text:style-name="T22_23">zatem</text:span><text:span text:style-name="T22_24"><text:s/></text:span><text:span text:style-name="T22_25">autora</text:span><text:span text:style-name="T22_26"><text:s/></text:span><text:span text:style-name="T22_27">tego</text:span><text:span text:style-name="T22_28"><text:s/></text:span><text:span text:style-name="T22_29">fanfika</text:span><text:span text:style-name="T22_30"><text:s/></text:span><text:span text:style-name="T22_31">do</text:span><text:span text:style-name="T22_32"><text:s/></text:span><text:span text:style-name="T22_33">tablicy</text:span><text:span text:style-name="T22_34">.<text:s/></text:span><text:span text:style-name="T22_35">Proszę</text:span><text:span text:style-name="T22_36"><text:s/></text:span><text:span text:style-name="T22_37">mi</text:span><text:span text:style-name="T22_38"><text:s/></text:span><text:span text:style-name="T22_39">powiedzieć</text:span><text:span text:style-name="T22_40">,<text:s/></text:span><text:span text:style-name="T22_41">jaką</text:span><text:span text:style-name="T22_42"><text:s/></text:span><text:span text:style-name="T22_43">częścią</text:span><text:span text:style-name="T22_44"><text:s/></text:span><text:span text:style-name="T22_45">mowy</text:span><text:span text:style-name="T22_46"><text:s/></text:span><text:span text:style-name="T22_47">jest</text:span><text:span text:style-name="T22_48"><text:s/></text:span><text:span text:style-name="T22_49">wyraz</text:span><text:span text:style-name="T22_50"><text:s/>“</text:span><text:span text:style-name="T22_51">szósty</text:span><text:span text:style-name="T22_52">”.<text:s/></text:span><text:span text:style-name="T22_53">Podpowiem</text:span><text:span text:style-name="T22_54">,<text:s/></text:span><text:span text:style-name="T22_55">że</text:span><text:span text:style-name="T22_56"><text:s/></text:span><text:span text:style-name="T22_57">nie</text:span><text:span text:style-name="T22_58"><text:s/></text:span><text:span text:style-name="T22_59">jest</text:span><text:span text:style-name="T22_60"><text:s/></text:span><text:span text:style-name="T22_61">to</text:span><text:span text:style-name="T22_62"><text:s/></text:span><text:span text:style-name="T22_63">przymiotnik</text:span><text:span text:style-name="T22_64"><text:s/>(</text:span><text:span text:style-name="T22_65">który</text:span><text:span text:style-name="T22_66"><text:s/></text:span><text:span text:style-name="T22_67">odpowiada</text:span><text:span text:style-name="T22_68"><text:s/></text:span><text:span text:style-name="T22_69">na</text:span><text:span text:style-name="T22_70"><text:s/></text:span><text:span text:style-name="T22_71">pytanie</text:span><text:span text:style-name="T22_72">:<text:s/></text:span><text:span text:style-name="T22_73">jaki</text:span><text:span text:style-name="T22_74">?).<text:s/></text:span><text:span text:style-name="T22_75">Odpowiedź</text:span><text:span text:style-name="T22_76"><text:s/></text:span><text:span text:style-name="T22_77">jest</text:span><text:span text:style-name="T22_78"><text:s/></text:span><text:span text:style-name="T22_79">prosta</text:span><text:span text:style-name="T22_80"><text:s/>–<text:s/></text:span><text:span text:style-name="T22_81">otóż</text:span><text:span text:style-name="T22_82"><text:s/>“</text:span><text:span text:style-name="T22_83">szósty</text:span><text:span text:style-name="T22_84">”<text:s/></text:span><text:span text:style-name="T22_85">to</text:span><text:span text:style-name="T22_86"><text:s/></text:span><text:span text:style-name="T22_87">właśnie</text:span><text:span text:style-name="T22_88"><text:s/></text:span><text:span text:style-name="T22_89">liczebnik</text:span><text:span text:style-name="T22_90"><text:s/></text:span><text:span text:style-name="T22_91">porządkowy</text:span><text:span text:style-name="T22_92">,<text:s/></text:span><text:span text:style-name="T22_93">odpowiadający</text:span><text:span text:style-name="T22_94"><text:s/></text:span><text:span text:style-name="T22_95">na</text:span><text:span text:style-name="T22_96"><text:s/></text:span><text:span text:style-name="T22_97">pytanie</text:span><text:span text:style-name="T22_98">:<text:s/></text:span><text:span text:style-name="T22_99">który</text:span><text:span text:style-name="T22_100"><text:s/></text:span><text:span text:style-name="T22_101">z</text:span><text:span text:style-name="T22_102"><text:s/></text:span><text:span text:style-name="T22_103">kolei</text:span><text:span text:style-name="T22_104">?...<text:s/></text:span><text:span text:style-name="T22_105">W</text:span><text:span text:style-name="T22_106"><text:s/></text:span><text:span text:style-name="T22_107">tym</text:span><text:span text:style-name="T22_108"><text:s/></text:span><text:span text:style-name="T22_109">miejscu</text:span><text:span text:style-name="T22_110"><text:s/></text:span><text:span text:style-name="T22_111">rodzi</text:span><text:span text:style-name="T22_112"><text:s/></text:span><text:span text:style-name="T22_113">się</text:span><text:span text:style-name="T22_114"><text:s/></text:span><text:span text:style-name="T22_115">pytanie</text:span><text:span text:style-name="T22_116"><text:s/>–<text:s/></text:span><text:span text:style-name="T22_117">jeśli</text:span><text:span text:style-name="T22_118"><text:s/></text:span><text:span text:style-name="T22_119">autor</text:span><text:span text:style-name="T22_120"><text:s/>(</text:span><text:span text:style-name="T22_121">i</text:span><text:span text:style-name="T22_122"><text:s/></text:span><text:span text:style-name="T22_123">jego</text:span><text:span text:style-name="T22_124"><text:s/></text:span><text:span text:style-name="T22_125">korektorzy</text:span><text:span text:style-name="T22_126">)<text:s/></text:span><text:span text:style-name="T22_127">nie</text:span><text:span text:style-name="T22_128"><text:s/></text:span><text:span text:style-name="T22_129">zna</text:span><text:span text:style-name="T22_130"><text:s/></text:span><text:span text:style-name="T22_131">podstawowych</text:span><text:span text:style-name="T22_132"><text:s/></text:span><text:span text:style-name="T22_133">zasad</text:span><text:span text:style-name="T22_134"><text:s/></text:span><text:span text:style-name="T22_135">języka</text:span><text:span text:style-name="T22_136"><text:s/></text:span><text:span text:style-name="T22_137">polskiego</text:span><text:span text:style-name="T22_138">,<text:s/></text:span><text:span text:style-name="T22_139">to</text:span><text:span text:style-name="T22_140"><text:s/></text:span><text:span text:style-name="T22_141">czemu</text:span><text:span text:style-name="T22_142"><text:s/></text:span><text:span text:style-name="T22_143">musi</text:span><text:span text:style-name="T22_144"><text:s/></text:span><text:span text:style-name="T22_145">koniecznie</text:span><text:span text:style-name="T22_146"><text:s/></text:span><text:span text:style-name="T22_147">edukować</text:span><text:span text:style-name="T22_148"><text:s/></text:span><text:span text:style-name="T22_149">czytelników</text:span><text:span text:style-name="T22_150">,<text:s/></text:span><text:span text:style-name="T22_151">ucząc</text:span><text:span text:style-name="T22_152"><text:s/></text:span><text:span text:style-name="T22_153">ich</text:span><text:span text:style-name="T22_154"><text:s/></text:span><text:span text:style-name="T22_155">błędnych</text:span><text:span text:style-name="T22_156"><text:s/></text:span><text:span text:style-name="T22_157">reguł</text:span><text:span text:style-name="T22_158">?</text:span></text:p>
      <text:p text:style-name="P23"/>
      <text:p text:style-name="P24"><text:span text:style-name="T24_1">Przy</text:span><text:span text:style-name="T24_2"><text:s/></text:span><text:span text:style-name="T24_3">okazji</text:span><text:span text:style-name="T24_4"><text:s/>–<text:s/></text:span><text:span text:style-name="T24_5">być</text:span><text:span text:style-name="T24_6"><text:s/></text:span><text:span text:style-name="T24_7">może</text:span><text:span text:style-name="T24_8"><text:s/></text:span><text:span text:style-name="T24_9">niektórzy</text:span><text:span text:style-name="T24_10"><text:s/></text:span><text:span text:style-name="T24_11">zauważyli</text:span><text:span text:style-name="T24_12"><text:s/></text:span><text:span text:style-name="T24_13">już</text:span><text:span text:style-name="T24_14">,<text:s/></text:span><text:span text:style-name="T24_15">że</text:span><text:span text:style-name="T24_16"><text:s/></text:span><text:span text:style-name="T24_17">kilka</text:span><text:span text:style-name="T24_18"><text:s/></text:span><text:span text:style-name="T24_19">akapitów</text:span><text:span text:style-name="T24_20"><text:s/></text:span><text:span text:style-name="T24_21">temu</text:span><text:span text:style-name="T24_22"><text:s/></text:span><text:span text:style-name="T24_23">w</text:span><text:span text:style-name="T24_24"><text:s/></text:span><text:span text:style-name="T24_25">nazwach</text:span><text:span text:style-name="T24_26"><text:s/></text:span><text:span text:style-name="T24_27">jednostek</text:span><text:span text:style-name="T24_28"><text:s/></text:span><text:span text:style-name="T24_29">wojskowych</text:span><text:span text:style-name="T24_30"><text:s/></text:span><text:span text:style-name="T24_31">pominąłem</text:span><text:span text:style-name="T24_32"><text:s/></text:span><text:span text:style-name="T24_33">kropkę</text:span><text:span text:style-name="T24_34"><text:s/></text:span><text:span text:style-name="T24_35">po</text:span><text:span text:style-name="T24_36"><text:s/></text:span><text:span text:style-name="T24_37">liczebnikach</text:span><text:span text:style-name="T24_38">.<text:s/></text:span><text:span text:style-name="T24_39">Już</text:span><text:span text:style-name="T24_40"><text:s/></text:span><text:span text:style-name="T24_41">tłumaczę</text:span><text:span text:style-name="T24_42">,<text:s/></text:span><text:span text:style-name="T24_43">że</text:span><text:span text:style-name="T24_44"><text:s/></text:span><text:span text:style-name="T24_45">kropkę</text:span><text:span text:style-name="T24_46"><text:s/></text:span><text:span text:style-name="T24_47">można</text:span><text:span text:style-name="T24_48"><text:s/></text:span><text:span text:style-name="T24_49">pominąć</text:span><text:span text:style-name="T24_50">,<text:s/></text:span><text:span text:style-name="T24_51">jeśli</text:span><text:span text:style-name="T24_52"><text:s/></text:span><text:span text:style-name="T24_53">z</text:span><text:span text:style-name="T24_54"><text:s/></text:span><text:span text:style-name="T24_55">kontekstu</text:span><text:span text:style-name="T24_56"><text:s/></text:span><text:span text:style-name="T24_57">jednoznacznie</text:span><text:span text:style-name="T24_58"><text:s/></text:span><text:span text:style-name="T24_59">wynika</text:span><text:span text:style-name="T24_60">,<text:s/></text:span><text:span text:style-name="T24_61">iż</text:span><text:span text:style-name="T24_62"><text:s/></text:span><text:span text:style-name="T24_63">użyty</text:span><text:span text:style-name="T24_64"><text:s/></text:span><text:span text:style-name="T24_65">został</text:span><text:span text:style-name="T24_66"><text:s/></text:span><text:span text:style-name="T24_67">liczebnik</text:span><text:span text:style-name="T24_68"><text:s/></text:span><text:span text:style-name="T24_69">porządkowy</text:span><text:span text:style-name="T24_70"><text:s/>(</text:span><text:span text:style-name="T24_71">a</text:span><text:span text:style-name="T24_72"><text:s/></text:span><text:span text:style-name="T24_73">różnica</text:span><text:span text:style-name="T24_74"><text:s/></text:span><text:span text:style-name="T24_75">między</text:span><text:span text:style-name="T24_76"><text:s/>“</text:span><text:span text:style-name="T24_77">atakujemy</text:span><text:span text:style-name="T24_78"><text:s/></text:span><text:span text:style-name="T24_79">siłami</text:span><text:span text:style-name="T24_80"><text:s/>2<text:s/></text:span><text:span text:style-name="T24_81">dywizji</text:span><text:span text:style-name="T24_82"><text:s/></text:span><text:span text:style-name="T24_83">piechoty</text:span><text:span text:style-name="T24_84">”<text:s/></text:span><text:span text:style-name="T24_85">a</text:span><text:span text:style-name="T24_86"><text:s/>“</text:span><text:span text:style-name="T24_87">atakujemy</text:span><text:span text:style-name="T24_88"><text:s/></text:span><text:span text:style-name="T24_89">siłami</text:span><text:span text:style-name="T24_90"><text:s/>2<text:s/></text:span><text:span text:style-name="T24_91">Dywizji</text:span><text:span text:style-name="T24_92"><text:s/></text:span><text:span text:style-name="T24_93">Piechoty</text:span><text:span text:style-name="T24_94">”<text:s/></text:span><text:span text:style-name="T24_95">jest</text:span><text:span text:style-name="T24_96"><text:s/></text:span><text:span text:style-name="T24_97">chyba</text:span><text:span text:style-name="T24_98"><text:s/></text:span><text:span text:style-name="T24_99">widoczna</text:span><text:span text:style-name="T24_100"><text:s/></text:span><text:span text:style-name="T24_101">od</text:span><text:span text:style-name="T24_102"><text:s/></text:span><text:span text:style-name="T24_103">razu</text:span><text:span text:style-name="T24_104">).<text:s/></text:span><text:span text:style-name="T24_105">Dzięki</text:span><text:span text:style-name="T24_106"><text:s/></text:span><text:span text:style-name="T24_107">tej</text:span><text:span text:style-name="T24_108"><text:s/></text:span><text:span text:style-name="T24_109">zasadzie</text:span><text:span text:style-name="T24_110"><text:s/></text:span><text:span text:style-name="T24_111">mogę</text:span><text:span text:style-name="T24_112"><text:s/></text:span><text:span text:style-name="T24_113">zresztą</text:span><text:span text:style-name="T24_114"><text:s/></text:span><text:span text:style-name="T24_115">powiedzieć</text:span><text:span text:style-name="T24_116">,<text:s/></text:span><text:span text:style-name="T24_117">że</text:span><text:span text:style-name="T24_118"><text:s/></text:span><text:span text:style-name="T24_119">piszę</text:span><text:span text:style-name="T24_120"><text:s/></text:span><text:span text:style-name="T24_121">ten</text:span><text:span text:style-name="T24_122"><text:s/></text:span><text:span text:style-name="T24_123">tekst</text:span><text:span text:style-name="T24_124"><text:s/>9<text:s/></text:span><text:span text:style-name="T24_125">lipca</text:span><text:span text:style-name="T24_126">,<text:s/></text:span><text:span text:style-name="T24_127">a</text:span><text:span text:style-name="T24_128"><text:s/></text:span><text:span text:style-name="T24_129">nie</text:span><text:span text:style-name="T24_130"><text:s/>9.<text:s/></text:span><text:span text:style-name="T24_131">lipca</text:span><text:span text:style-name="T24_132">.</text:span></text:p>
      <text:p text:style-name="P25"/>
      <text:p text:style-name="P26"><text:span text:style-name="T26_1">Skończymy</text:span><text:span text:style-name="T26_2"><text:s/></text:span><text:span text:style-name="T26_3">znęcać</text:span><text:span text:style-name="T26_4"><text:s/></text:span><text:span text:style-name="T26_5">się</text:span><text:span text:style-name="T26_6"><text:s/></text:span><text:span text:style-name="T26_7">nad</text:span><text:span text:style-name="T26_8"><text:s/></text:span><text:span text:style-name="T26_9">tym</text:span><text:span text:style-name="T26_10"><text:s/></text:span><text:span text:style-name="T26_11">fanfikiem</text:span><text:span text:style-name="T26_12"><text:s/></text:span><text:span text:style-name="T26_13">i</text:span><text:span text:style-name="T26_14"><text:s/></text:span><text:span text:style-name="T26_15">jego</text:span><text:span text:style-name="T26_16"><text:s/></text:span><text:span text:style-name="T26_17">autorem</text:span><text:span text:style-name="T26_18">.<text:s/></text:span><text:span text:style-name="T26_19">Pozostaje</text:span><text:span text:style-name="T26_20"><text:s/></text:span><text:span text:style-name="T26_21">jeszcze</text:span><text:span text:style-name="T26_22"><text:s/></text:span><text:span text:style-name="T26_23">druga</text:span><text:span text:style-name="T26_24"><text:s/></text:span><text:span text:style-name="T26_25">kwestia</text:span><text:span text:style-name="T26_26">,<text:s/></text:span><text:span text:style-name="T26_27">która</text:span><text:span text:style-name="T26_28"><text:s/></text:span><text:span text:style-name="T26_29">denerwuje</text:span><text:span text:style-name="T26_30"><text:s/></text:span><text:span text:style-name="T26_31">mnie</text:span><text:span text:style-name="T26_32"><text:s/></text:span><text:span text:style-name="T26_33">w</text:span><text:span text:style-name="T26_34"><text:s/></text:span><text:span text:style-name="T26_35">polskim</text:span><text:span text:style-name="T26_36"><text:s/></text:span><text:span text:style-name="T26_37">fandomie</text:span><text:span text:style-name="T26_38">.<text:s/></text:span><text:span text:style-name="T26_39">Są</text:span><text:span text:style-name="T26_40"><text:s/></text:span><text:span text:style-name="T26_41">to</text:span><text:span text:style-name="T26_42"><text:s/></text:span><text:span text:style-name="T26_43">wszechobecne</text:span><text:span text:style-name="T26_44"><text:s/></text:span><text:span text:style-name="T26_45">ślady</text:span><text:span text:style-name="T26_46"><text:s/>“</text:span><text:span text:style-name="T26_47">kucy</text:span><text:span text:style-name="T26_48">”.<text:s/></text:span><text:span text:style-name="T26_49">Są</text:span><text:span text:style-name="T26_50"><text:s/></text:span><text:span text:style-name="T26_51">wszędzie</text:span><text:span text:style-name="T26_52"><text:s/>–<text:s/></text:span><text:span text:style-name="T26_53">w</text:span><text:span text:style-name="T26_54"><text:s/></text:span><text:span text:style-name="T26_55">fanfikach</text:span><text:span text:style-name="T26_56">,<text:s/></text:span><text:span text:style-name="T26_57">na</text:span><text:span text:style-name="T26_58"><text:s/></text:span><text:span text:style-name="T26_59">forach</text:span><text:span text:style-name="T26_60">,<text:s/></text:span><text:span text:style-name="T26_61">a</text:span><text:span text:style-name="T26_62"><text:s/></text:span><text:span text:style-name="T26_63">nawet</text:span><text:span text:style-name="T26_64"><text:s/></text:span><text:span text:style-name="T26_65">w</text:span><text:span text:style-name="T26_66"><text:s/></text:span><text:span text:style-name="T26_67">prywatnych</text:span><text:span text:style-name="T26_68"><text:s/></text:span><text:span text:style-name="T26_69">rozmowach</text:span><text:span text:style-name="T26_70">.<text:s/></text:span><text:span text:style-name="T26_71">To</text:span><text:span text:style-name="T26_72"><text:s/></text:span><text:span text:style-name="T26_73">dobrze</text:span><text:span text:style-name="T26_74">,<text:s/></text:span><text:span text:style-name="T26_75">powie</text:span><text:span text:style-name="T26_76"><text:s/></text:span><text:span text:style-name="T26_77">ktoś</text:span><text:span text:style-name="T26_78">,<text:s/></text:span><text:span text:style-name="T26_79">w</text:span><text:span text:style-name="T26_80"><text:s/></text:span><text:span text:style-name="T26_81">końcu</text:span><text:span text:style-name="T26_82"><text:s/></text:span><text:span text:style-name="T26_83">jesteśmy</text:span><text:span text:style-name="T26_84"><text:s/></text:span><text:span text:style-name="T26_85">grupą</text:span><text:span text:style-name="T26_86"><text:s/></text:span><text:span text:style-name="T26_87">fanów</text:span><text:span text:style-name="T26_88"><text:s/></text:span><text:span text:style-name="T26_89">kreskówki</text:span><text:span text:style-name="T26_90"><text:s/></text:span><text:span text:style-name="T26_91">o</text:span><text:span text:style-name="T26_92"><text:s/></text:span><text:span text:style-name="T26_93">kolorowych</text:span><text:span text:style-name="T26_94"><text:s/></text:span><text:span text:style-name="T26_95">kucykach</text:span><text:span text:style-name="T26_96">.<text:s/></text:span><text:span text:style-name="T26_97">Owszem</text:span><text:span text:style-name="T26_98">,<text:s/></text:span><text:span text:style-name="T26_99">tylko</text:span><text:span text:style-name="T26_100"><text:s/></text:span><text:span text:style-name="T26_101">skoro</text:span><text:span text:style-name="T26_102"><text:s/></text:span><text:span text:style-name="T26_103">już</text:span><text:span text:style-name="T26_104"><text:s/></text:span><text:span text:style-name="T26_105">zostaliśmy</text:span><text:span text:style-name="T26_106"><text:s/></text:span><text:span text:style-name="T26_107">bronies</text:span><text:span text:style-name="T26_108">,<text:s/></text:span><text:span text:style-name="T26_109">to</text:span><text:span text:style-name="T26_110"><text:s/></text:span><text:span text:style-name="T26_111">chociaż</text:span><text:span text:style-name="T26_112"><text:s/></text:span><text:span text:style-name="T26_113">nauczmy</text:span><text:span text:style-name="T26_114"><text:s/></text:span><text:span text:style-name="T26_115">się</text:span><text:span text:style-name="T26_116"><text:s/></text:span><text:span text:style-name="T26_117">poprawnie</text:span><text:span text:style-name="T26_118"><text:s/></text:span><text:span text:style-name="T26_119">odmieniać</text:span><text:span text:style-name="T26_120"><text:s/></text:span><text:span text:style-name="T26_121">nazwę</text:span><text:span text:style-name="T26_122"><text:s/></text:span><text:span text:style-name="T26_123">tych</text:span><text:span text:style-name="T26_124"><text:s/></text:span><text:span text:style-name="T26_125">zwierząt</text:span><text:span text:style-name="T26_126"><text:s/></text:span><text:span text:style-name="T26_127">przez</text:span><text:span text:style-name="T26_128"><text:s/></text:span><text:span text:style-name="T26_129">przypadki</text:span><text:span text:style-name="T26_130">.</text:span></text:p>
      <text:p text:style-name="P27"/>
      <text:p text:style-name="P28"><text:span text:style-name="T28_1">Z</text:span><text:span text:style-name="T28_2"><text:s/></text:span><text:span text:style-name="T28_3">nieznanych</text:span><text:span text:style-name="T28_4"><text:s/></text:span><text:span text:style-name="T28_5">mi</text:span><text:span text:style-name="T28_6"><text:s/></text:span><text:span text:style-name="T28_7">powodów</text:span><text:span text:style-name="T28_8"><text:s/></text:span><text:span text:style-name="T28_9">wiele</text:span><text:span text:style-name="T28_10"><text:s/></text:span><text:span text:style-name="T28_11">osób</text:span><text:span text:style-name="T28_12"><text:s/></text:span><text:span text:style-name="T28_13">sądzi</text:span><text:span text:style-name="T28_14">,<text:s/></text:span><text:span text:style-name="T28_15">że</text:span><text:span text:style-name="T28_16"><text:s/></text:span><text:span text:style-name="T28_17">poprawną</text:span><text:span text:style-name="T28_18"><text:s/></text:span><text:span text:style-name="T28_19">formą</text:span><text:span text:style-name="T28_20"><text:s/></text:span><text:span text:style-name="T28_21">dopełniacza</text:span><text:span text:style-name="T28_22"><text:s/></text:span><text:span text:style-name="T28_23">liczby</text:span><text:span text:style-name="T28_24"><text:s/></text:span><text:span text:style-name="T28_25">mnogiej</text:span><text:span text:style-name="T28_26"><text:s/>(</text:span><text:span text:style-name="T28_27">dla</text:span><text:span text:style-name="T28_28"><text:s/></text:span><text:span text:style-name="T28_29">tych</text:span><text:span text:style-name="T28_30">,<text:s/></text:span><text:span text:style-name="T28_31">co</text:span><text:span text:style-name="T28_32"><text:s/></text:span><text:span text:style-name="T28_33">zdążyli</text:span><text:span text:style-name="T28_34"><text:s/></text:span><text:span text:style-name="T28_35">zapomnieć</text:span><text:span text:style-name="T28_36"><text:s/>–<text:s/></text:span><text:span text:style-name="T28_37">kogo</text:span><text:span text:style-name="T28_38">?<text:s/></text:span><text:span text:style-name="T28_39">czego</text:span><text:span text:style-name="T28_40">?)<text:s/></text:span><text:span text:style-name="T28_41">słowa</text:span><text:span text:style-name="T28_42"><text:s/>“</text:span><text:span text:style-name="T28_43">kuc</text:span><text:span text:style-name="T28_44">”<text:s/></text:span><text:span text:style-name="T28_45">jest</text:span><text:span text:style-name="T28_46"><text:s/>“</text:span><text:span text:style-name="T28_47">kucy</text:span><text:span text:style-name="T28_48">”.<text:s/></text:span><text:span text:style-name="T28_49">Podejrzewam</text:span><text:span text:style-name="T28_50">,<text:s/></text:span><text:span text:style-name="T28_51">że</text:span><text:span text:style-name="T28_52"><text:s/></text:span><text:span text:style-name="T28_53">przeświadczenie</text:span><text:span text:style-name="T28_54"><text:s/></text:span><text:span text:style-name="T28_55">to</text:span><text:span text:style-name="T28_56"><text:s/></text:span><text:span text:style-name="T28_57">wynika</text:span><text:span text:style-name="T28_58"><text:s/></text:span><text:span text:style-name="T28_59">z</text:span><text:span text:style-name="T28_60"><text:s/></text:span><text:span text:style-name="T28_61">faktu</text:span><text:span text:style-name="T28_62">,<text:s/></text:span><text:span text:style-name="T28_63">że</text:span><text:span text:style-name="T28_64"><text:s/></text:span><text:span text:style-name="T28_65">wyraz</text:span><text:span text:style-name="T28_66"><text:s/>“</text:span><text:span text:style-name="T28_67">kucyk</text:span><text:span text:style-name="T28_68">”<text:s/></text:span><text:span text:style-name="T28_69">w</text:span><text:span text:style-name="T28_70"><text:s/></text:span><text:span text:style-name="T28_71">dopełniaczu</text:span><text:span text:style-name="T28_72"><text:s/></text:span><text:span text:style-name="T28_73">liczby</text:span><text:span text:style-name="T28_74"><text:s/></text:span><text:span text:style-name="T28_75">mnogiej</text:span><text:span text:style-name="T28_76"><text:s/></text:span><text:span text:style-name="T28_77">przybiera</text:span><text:span text:style-name="T28_78"><text:s/></text:span><text:span text:style-name="T28_79">formę</text:span><text:span text:style-name="T28_80"><text:s/>“</text:span><text:span text:style-name="T28_81">kucyków</text:span><text:span text:style-name="T28_82">”,<text:s/></text:span><text:span text:style-name="T28_83">a</text:span><text:span text:style-name="T28_84"><text:s/></text:span><text:span text:style-name="T28_85">ponieważ</text:span><text:span text:style-name="T28_86"><text:s/></text:span><text:span text:style-name="T28_87">zdrobnienie</text:span><text:span text:style-name="T28_88"><text:s/>“</text:span><text:span text:style-name="T28_89">kuc</text:span><text:span text:style-name="T28_90">”<text:s/></text:span><text:span text:style-name="T28_91">polega</text:span><text:span text:style-name="T28_92"><text:s/></text:span><text:span text:style-name="T28_93">na</text:span><text:span text:style-name="T28_94"><text:s/></text:span><text:span text:style-name="T28_95">dodaniu</text:span><text:span text:style-name="T28_96"><text:s/></text:span><text:span text:style-name="T28_97">końcówki</text:span><text:span text:style-name="T28_98">,<text:s/></text:span><text:span text:style-name="T28_99">to</text:span><text:span text:style-name="T28_100"><text:s/></text:span><text:span text:style-name="T28_101">w</text:span><text:span text:style-name="T28_102"><text:s/></text:span><text:span text:style-name="T28_103">drugą</text:span><text:span text:style-name="T28_104"><text:s/></text:span><text:span text:style-name="T28_105">stronę</text:span><text:span text:style-name="T28_106"><text:s/></text:span><text:span text:style-name="T28_107">działa</text:span><text:span text:style-name="T28_108"><text:s/></text:span><text:span text:style-name="T28_109">to</text:span><text:span text:style-name="T28_110"><text:s/></text:span><text:span text:style-name="T28_111">tak</text:span><text:span text:style-name="T28_112"><text:s/></text:span><text:span text:style-name="T28_113">samo</text:span><text:span text:style-name="T28_114"><text:s/></text:span><text:span text:style-name="T28_115">i</text:span><text:span text:style-name="T28_116"><text:s/></text:span><text:span text:style-name="T28_117">usunięcie</text:span><text:span text:style-name="T28_118"><text:s/></text:span><text:span text:style-name="T28_119">końcówki</text:span><text:span text:style-name="T28_120"><text:s/>“</text:span><text:span text:style-name="T28_121">upoważnia</text:span><text:span text:style-name="T28_122">”<text:s/></text:span><text:span text:style-name="T28_123">słowo</text:span><text:span text:style-name="T28_124">.<text:s/></text:span><text:span text:style-name="T28_125">Pomysł</text:span><text:span text:style-name="T28_126"><text:s/></text:span><text:span text:style-name="T28_127">dobry</text:span><text:span text:style-name="T28_128">,<text:s/></text:span><text:span text:style-name="T28_129">tylko</text:span><text:span text:style-name="T28_130"><text:s/></text:span><text:span text:style-name="T28_131">gorzej</text:span><text:span text:style-name="T28_132"><text:s/></text:span><text:span text:style-name="T28_133">z</text:span><text:span text:style-name="T28_134"><text:s/></text:span><text:span text:style-name="T28_135">wykonaniem</text:span><text:span text:style-name="T28_136">,<text:s/></text:span><text:span text:style-name="T28_137">gdyż</text:span><text:span text:style-name="T28_138"><text:s/></text:span><text:span text:style-name="T28_139">wiele</text:span><text:span text:style-name="T28_140"><text:s/></text:span><text:span text:style-name="T28_141">osób</text:span><text:span text:style-name="T28_142"><text:s/></text:span><text:span text:style-name="T28_143">bezmyślnie</text:span><text:span text:style-name="T28_144"><text:s/></text:span><text:span text:style-name="T28_145">usuwa</text:span><text:span text:style-name="T28_146"><text:s/>-</text:span><text:span text:style-name="T28_147">ków</text:span><text:span text:style-name="T28_148"><text:s/></text:span><text:span text:style-name="T28_149">z</text:span><text:span text:style-name="T28_150"><text:s/>“</text:span><text:span text:style-name="T28_151">kucyków</text:span><text:span text:style-name="T28_152">”.</text:span></text:p>
      <text:p text:style-name="P29"/>
      <text:p text:style-name="P30"><text:span text:style-name="T30_1">Prawidłową</text:span><text:span text:style-name="T30_2"><text:s/></text:span><text:span text:style-name="T30_3">formą</text:span><text:span text:style-name="T30_4"><text:s/></text:span><text:span text:style-name="T30_5">dopełniacza</text:span><text:span text:style-name="T30_6"><text:s/></text:span><text:span text:style-name="T30_7">liczby</text:span><text:span text:style-name="T30_8"><text:s/></text:span><text:span text:style-name="T30_9">mnogiej</text:span><text:span text:style-name="T30_10"><text:s/></text:span><text:span text:style-name="T30_11">wyrazu</text:span><text:span text:style-name="T30_12"><text:s/>“</text:span><text:span text:style-name="T30_13">kuc</text:span><text:span text:style-name="T30_14">”<text:s/></text:span><text:span text:style-name="T30_15">jest</text:span><text:span text:style-name="T30_16"><text:s/>“</text:span><text:span text:style-name="T30_17">kuców</text:span><text:span text:style-name="T30_18">”.<text:s/></text:span><text:span text:style-name="T30_19">Od</text:span><text:span text:style-name="T30_20"><text:s/></text:span><text:span text:style-name="T30_21">razu</text:span><text:span text:style-name="T30_22"><text:s/></text:span><text:span text:style-name="T30_23">mówię</text:span><text:span text:style-name="T30_24">,<text:s/></text:span><text:span text:style-name="T30_25">że</text:span><text:span text:style-name="T30_26"><text:s/></text:span><text:span text:style-name="T30_27">tyczy</text:span><text:span text:style-name="T30_28"><text:s/></text:span><text:span text:style-name="T30_29">się</text:span><text:span text:style-name="T30_30"><text:s/></text:span><text:span text:style-name="T30_31">to</text:span><text:span text:style-name="T30_32"><text:s/></text:span><text:span text:style-name="T30_33">zarówno</text:span><text:span text:style-name="T30_34"><text:s/></text:span><text:span text:style-name="T30_35">sytuacji</text:span><text:span text:style-name="T30_36">,<text:s/></text:span><text:span text:style-name="T30_37">gdy</text:span><text:span text:style-name="T30_38"><text:s/></text:span><text:span text:style-name="T30_39">mówimy</text:span><text:span text:style-name="T30_40"><text:s/></text:span><text:span text:style-name="T30_41">o</text:span><text:span text:style-name="T30_42"><text:s/></text:span><text:span text:style-name="T30_43">małym</text:span><text:span text:style-name="T30_44"><text:s/></text:span><text:span text:style-name="T30_45">koniu</text:span><text:span text:style-name="T30_46">,<text:s/></text:span><text:span text:style-name="T30_47">jak</text:span><text:span text:style-name="T30_48"><text:s/></text:span><text:span text:style-name="T30_49">i</text:span><text:span text:style-name="T30_50"><text:s/></text:span><text:span text:style-name="T30_51">o</text:span><text:span text:style-name="T30_52"><text:s/></text:span><text:span text:style-name="T30_53">tej</text:span><text:span text:style-name="T30_54">,<text:s/></text:span><text:span text:style-name="T30_55">gdy</text:span><text:span text:style-name="T30_56"><text:s/></text:span><text:span text:style-name="T30_57">mamy</text:span><text:span text:style-name="T30_58"><text:s/></text:span><text:span text:style-name="T30_59">na</text:span><text:span text:style-name="T30_60"><text:s/></text:span><text:span text:style-name="T30_61">myśli</text:span><text:span text:style-name="T30_62"><text:s/></text:span><text:span text:style-name="T30_63">popularną</text:span><text:span text:style-name="T30_64"><text:s/></text:span><text:span text:style-name="T30_65">kobiecą</text:span><text:span text:style-name="T30_66"><text:s/></text:span><text:span text:style-name="T30_67">fryzurę</text:span><text:span text:style-name="T30_68"><text:s/>–<text:s/></text:span><text:span text:style-name="T30_69">te</text:span><text:span text:style-name="T30_70"><text:s/></text:span><text:span text:style-name="T30_71">dwa</text:span><text:span text:style-name="T30_72"><text:s/></text:span><text:span text:style-name="T30_73">słowa</text:span><text:span text:style-name="T30_74"><text:s/></text:span><text:span text:style-name="T30_75">odmieniają</text:span><text:span text:style-name="T30_76"><text:s/></text:span><text:span text:style-name="T30_77">się</text:span><text:span text:style-name="T30_78"><text:s/></text:span><text:span text:style-name="T30_79">w</text:span><text:span text:style-name="T30_80"><text:s/></text:span><text:span text:style-name="T30_81">ten</text:span><text:span text:style-name="T30_82"><text:s/></text:span><text:span text:style-name="T30_83">sam</text:span><text:span text:style-name="T30_84"><text:s/></text:span><text:span text:style-name="T30_85">sposób</text:span><text:span text:style-name="T30_86">.</text:span></text:p>
      <text:p text:style-name="P31"/>
      <text:p text:style-name="P32"><text:span text:style-name="T32_1">Na</text:span><text:span text:style-name="T32_2"><text:s/></text:span><text:span text:style-name="T32_3">zakończenie</text:span><text:span text:style-name="T32_4"><text:s/></text:span><text:span text:style-name="T32_5">artykułu</text:span><text:span text:style-name="T32_6"><text:s/></text:span><text:span text:style-name="T32_7">powiem</text:span><text:span text:style-name="T32_8">,<text:s/></text:span><text:span text:style-name="T32_9">że</text:span><text:span text:style-name="T32_10"><text:s/></text:span><text:span text:style-name="T32_11">oczywiście</text:span><text:span text:style-name="T32_12"><text:s/></text:span><text:span text:style-name="T32_13">nie</text:span><text:span text:style-name="T32_14"><text:s/></text:span><text:span text:style-name="T32_15">jestem</text:span><text:span text:style-name="T32_16"><text:s/></text:span><text:span text:style-name="T32_17">jakimś</text:span><text:span text:style-name="T32_18"><text:s/></text:span><text:span text:style-name="T32_19">specjalistą</text:span><text:span text:style-name="T32_20"><text:s/></text:span><text:span text:style-name="T32_21">w</text:span><text:span text:style-name="T32_22"><text:s/></text:span><text:span text:style-name="T32_23">dziedzinie</text:span><text:span text:style-name="T32_24"><text:s/></text:span><text:span text:style-name="T32_25">języka</text:span><text:span text:style-name="T32_26"><text:s/></text:span><text:span text:style-name="T32_27">polskiego</text:span><text:span text:style-name="T32_28">,<text:s/></text:span><text:span text:style-name="T32_29">a</text:span><text:span text:style-name="T32_30"><text:s/></text:span><text:span text:style-name="T32_31">w</text:span><text:span text:style-name="T32_32"><text:s/></text:span><text:span text:style-name="T32_33">swej</text:span><text:span text:style-name="T32_34"><text:s/></text:span><text:span text:style-name="T32_35">pracy</text:span><text:span text:style-name="T32_36"><text:s/></text:span><text:span text:style-name="T32_37">często</text:span><text:span text:style-name="T32_38"><text:s/></text:span><text:span text:style-name="T32_39">muszę</text:span><text:span text:style-name="T32_40"><text:s/></text:span><text:span text:style-name="T32_41">sięgać</text:span><text:span text:style-name="T32_42"><text:s/></text:span><text:span text:style-name="T32_43">po</text:span><text:span text:style-name="T32_44"><text:s/></text:span><text:span text:style-name="T32_45">słowniki</text:span><text:span text:style-name="T32_46"><text:s/></text:span><text:span text:style-name="T32_47">i</text:span><text:span text:style-name="T32_48"><text:s/></text:span><text:span text:style-name="T32_49">opinie</text:span><text:span text:style-name="T32_50"><text:s/></text:span><text:span text:style-name="T32_51">doświadczonych</text:span><text:span text:style-name="T32_52"><text:s/></text:span><text:span text:style-name="T32_53">polonistów</text:span><text:span text:style-name="T32_54">.<text:s/></text:span><text:span text:style-name="T32_55">Oznacza</text:span><text:span text:style-name="T32_56"><text:s/></text:span><text:span text:style-name="T32_57">to</text:span><text:span text:style-name="T32_58">,<text:s/></text:span><text:span text:style-name="T32_59">że</text:span><text:span text:style-name="T32_60"><text:s/></text:span><text:span text:style-name="T32_61">jeśli</text:span><text:span text:style-name="T32_62"><text:s/></text:span><text:span text:style-name="T32_63">ktoś</text:span><text:span text:style-name="T32_64"><text:s/></text:span><text:span text:style-name="T32_65">uważa</text:span><text:span text:style-name="T32_66">,<text:s/></text:span><text:span text:style-name="T32_67">że</text:span><text:span text:style-name="T32_68"><text:s/></text:span><text:span text:style-name="T32_69">w</text:span><text:span text:style-name="T32_70"><text:s/></text:span><text:span text:style-name="T32_71">czasie</text:span><text:span text:style-name="T32_72"><text:s/></text:span><text:span text:style-name="T32_73">omawiania</text:span><text:span text:style-name="T32_74"><text:s/></text:span><text:span text:style-name="T32_75">cudzych</text:span><text:span text:style-name="T32_76"><text:s/></text:span><text:span text:style-name="T32_77">byków</text:span><text:span text:style-name="T32_78"><text:s/></text:span><text:span text:style-name="T32_79">popełniłem</text:span><text:span text:style-name="T32_80"><text:s/></text:span><text:span text:style-name="T32_81">błąd</text:span><text:span text:style-name="T32_82">,<text:s/></text:span><text:span text:style-name="T32_83">może</text:span><text:span text:style-name="T32_84"><text:s/></text:span><text:span text:style-name="T32_85">śmiało</text:span><text:span text:style-name="T32_86"><text:s/></text:span><text:span text:style-name="T32_87">pisać</text:span><text:span text:style-name="T32_88"><text:s/></text:span><text:span text:style-name="T32_89">i</text:span><text:span text:style-name="T32_90"><text:s/></text:span><text:span text:style-name="T32_91">dyskutować</text:span><text:span text:style-name="T32_92">,<text:s/></text:span><text:span text:style-name="T32_93">oczywiście</text:span><text:span text:style-name="T32_94"><text:s/></text:span><text:span text:style-name="T32_95">o</text:span><text:span text:style-name="T32_96"><text:s/></text:span><text:span text:style-name="T32_97">ile</text:span><text:span text:style-name="T32_98"><text:s/></text:span><text:span text:style-name="T32_99">będzie</text:span><text:span text:style-name="T32_100"><text:s/></text:span><text:span text:style-name="T32_101">posiadał</text:span><text:span text:style-name="T32_102"><text:s/></text:span><text:span text:style-name="T32_103">odpowiednie</text:span><text:span text:style-name="T32_104"><text:s/></text:span><text:span text:style-name="T32_105">argumenty</text:span><text:span text:style-name="T32_106">.</text:span></text:p>
      <text:p text:style-name="P33"/>
      <text:p text:style-name="P34"/>
      <text:p text:style-name="P35"><text:span text:style-name="T35_1">Obrazki</text:span></text:p>
      <text:p text:style-name="P36"><text:span text:style-name="T36_1"><text:a xlink:type="simple" xlink:href="http://pinkie.mylittlefacewhen.com/media/f/rsz/mlfw11442_huge.png"><text:span text:style-name="T36_2">http</text:span></text:a></text:span><text:span text:style-name="T36_3"><text:a xlink:type="simple" xlink:href="http://pinkie.mylittlefacewhen.com/media/f/rsz/mlfw11442_huge.png"><text:span text:style-name="T36_4">://</text:span></text:a></text:span><text:span text:style-name="T36_5"><text:a xlink:type="simple" xlink:href="http://pinkie.mylittlefacewhen.com/media/f/rsz/mlfw11442_huge.png"><text:span text:style-name="T36_6">pinkie</text:span></text:a></text:span><text:span text:style-name="T36_7"><text:a xlink:type="simple" xlink:href="http://pinkie.mylittlefacewhen.com/media/f/rsz/mlfw11442_huge.png"><text:span text:style-name="T36_8">.</text:span></text:a></text:span><text:span text:style-name="T36_9"><text:a xlink:type="simple" xlink:href="http://pinkie.mylittlefacewhen.com/media/f/rsz/mlfw11442_huge.png"><text:span text:style-name="T36_10">mylittlefacewhen</text:span></text:a></text:span><text:span text:style-name="T36_11"><text:a xlink:type="simple" xlink:href="http://pinkie.mylittlefacewhen.com/media/f/rsz/mlfw11442_huge.png"><text:span text:style-name="T36_12">.</text:span></text:a></text:span><text:span text:style-name="T36_13"><text:a xlink:type="simple" xlink:href="http://pinkie.mylittlefacewhen.com/media/f/rsz/mlfw11442_huge.png"><text:span text:style-name="T36_14">com</text:span></text:a></text:span><text:span text:style-name="T36_15"><text:a xlink:type="simple" xlink:href="http://pinkie.mylittlefacewhen.com/media/f/rsz/mlfw11442_huge.png"><text:span text:style-name="T36_16">/</text:span></text:a></text:span><text:span text:style-name="T36_17"><text:a xlink:type="simple" xlink:href="http://pinkie.mylittlefacewhen.com/media/f/rsz/mlfw11442_huge.png"><text:span text:style-name="T36_18">media</text:span></text:a></text:span><text:span text:style-name="T36_19"><text:a xlink:type="simple" xlink:href="http://pinkie.mylittlefacewhen.com/media/f/rsz/mlfw11442_huge.png"><text:span text:style-name="T36_20">/</text:span></text:a></text:span><text:span text:style-name="T36_21"><text:a xlink:type="simple" xlink:href="http://pinkie.mylittlefacewhen.com/media/f/rsz/mlfw11442_huge.png"><text:span text:style-name="T36_22">f</text:span></text:a></text:span><text:span text:style-name="T36_23"><text:a xlink:type="simple" xlink:href="http://pinkie.mylittlefacewhen.com/media/f/rsz/mlfw11442_huge.png"><text:span text:style-name="T36_24">/</text:span></text:a></text:span><text:span text:style-name="T36_25"><text:a xlink:type="simple" xlink:href="http://pinkie.mylittlefacewhen.com/media/f/rsz/mlfw11442_huge.png"><text:span text:style-name="T36_26">rsz</text:span></text:a></text:span><text:span text:style-name="T36_27"><text:a xlink:type="simple" xlink:href="http://pinkie.mylittlefacewhen.com/media/f/rsz/mlfw11442_huge.png"><text:span text:style-name="T36_28">/</text:span></text:a></text:span><text:span text:style-name="T36_29"><text:a xlink:type="simple" xlink:href="http://pinkie.mylittlefacewhen.com/media/f/rsz/mlfw11442_huge.png"><text:span text:style-name="T36_30">mlfw</text:span></text:a></text:span><text:span text:style-name="T36_31"><text:a xlink:type="simple" xlink:href="http://pinkie.mylittlefacewhen.com/media/f/rsz/mlfw11442_huge.png"><text:span text:style-name="T36_32">11442_</text:span></text:a></text:span><text:span text:style-name="T36_33"><text:a xlink:type="simple" xlink:href="http://pinkie.mylittlefacewhen.com/media/f/rsz/mlfw11442_huge.png"><text:span text:style-name="T36_34">huge</text:span></text:a></text:span><text:span text:style-name="T36_35"><text:a xlink:type="simple" xlink:href="http://pinkie.mylittlefacewhen.com/media/f/rsz/mlfw11442_huge.png"><text:span text:style-name="T36_36">.</text:span></text:a></text:span><text:span text:style-name="T36_37"><text:a xlink:type="simple" xlink:href="http://pinkie.mylittlefacewhen.com/media/f/rsz/mlfw11442_huge.png"><text:span text:style-name="T36_38">png</text:span></text:a></text:span></text:p>
      <text:p text:style-name="P37"><text:span text:style-name="T37_1">źródło</text:span><text:span text:style-name="T37_2"><text:s/></text:span><text:span text:style-name="T37_3"><text:a xlink:type="simple" xlink:href="http://mylittlefacewhen.com/f/11442/"><text:span text:style-name="T37_4">http</text:span></text:a></text:span><text:span text:style-name="T37_5"><text:a xlink:type="simple" xlink:href="http://mylittlefacewhen.com/f/11442/"><text:span text:style-name="T37_6">://</text:span></text:a></text:span><text:span text:style-name="T37_7"><text:a xlink:type="simple" xlink:href="http://mylittlefacewhen.com/f/11442/"><text:span text:style-name="T37_8">mylittlefacewhen</text:span></text:a></text:span><text:span text:style-name="T37_9"><text:a xlink:type="simple" xlink:href="http://mylittlefacewhen.com/f/11442/"><text:span text:style-name="T37_10">.</text:span></text:a></text:span><text:span text:style-name="T37_11"><text:a xlink:type="simple" xlink:href="http://mylittlefacewhen.com/f/11442/"><text:span text:style-name="T37_12">com</text:span></text:a></text:span><text:span text:style-name="T37_13"><text:a xlink:type="simple" xlink:href="http://mylittlefacewhen.com/f/11442/"><text:span text:style-name="T37_14">/</text:span></text:a></text:span><text:span text:style-name="T37_15"><text:a xlink:type="simple" xlink:href="http://mylittlefacewhen.com/f/11442/"><text:span text:style-name="T37_16">f</text:span></text:a></text:span><text:span text:style-name="T37_17"><text:a xlink:type="simple" xlink:href="http://mylittlefacewhen.com/f/11442/"><text:span text:style-name="T37_18">/11442/</text:span></text:a></text:span></text:p>
      <text:p text:style-name="P38"/>
      <text:p text:style-name="P39"><text:span text:style-name="T39_1"><text:a xlink:type="simple" xlink:href="https://akwarystykatradycyjna.files.wordpress.com/2015/07/rak-szlachetny.jpg"><text:span text:style-name="T39_2">https</text:span></text:a></text:span><text:span text:style-name="T39_3"><text:a xlink:type="simple" xlink:href="https://akwarystykatradycyjna.files.wordpress.com/2015/07/rak-szlachetny.jpg"><text:span text:style-name="T39_4">://</text:span></text:a></text:span><text:span text:style-name="T39_5"><text:a xlink:type="simple" xlink:href="https://akwarystykatradycyjna.files.wordpress.com/2015/07/rak-szlachetny.jpg"><text:span text:style-name="T39_6">akwarystykatradycyjna</text:span></text:a></text:span><text:span text:style-name="T39_7"><text:a xlink:type="simple" xlink:href="https://akwarystykatradycyjna.files.wordpress.com/2015/07/rak-szlachetny.jpg"><text:span text:style-name="T39_8">.</text:span></text:a></text:span><text:span text:style-name="T39_9"><text:a xlink:type="simple" xlink:href="https://akwarystykatradycyjna.files.wordpress.com/2015/07/rak-szlachetny.jpg"><text:span text:style-name="T39_10">files</text:span></text:a></text:span><text:span text:style-name="T39_11"><text:a xlink:type="simple" xlink:href="https://akwarystykatradycyjna.files.wordpress.com/2015/07/rak-szlachetny.jpg"><text:span text:style-name="T39_12">.</text:span></text:a></text:span><text:span text:style-name="T39_13"><text:a xlink:type="simple" xlink:href="https://akwarystykatradycyjna.files.wordpress.com/2015/07/rak-szlachetny.jpg"><text:span text:style-name="T39_14">wordpress</text:span></text:a></text:span><text:span text:style-name="T39_15"><text:a xlink:type="simple" xlink:href="https://akwarystykatradycyjna.files.wordpress.com/2015/07/rak-szlachetny.jpg"><text:span text:style-name="T39_16">.</text:span></text:a></text:span><text:span text:style-name="T39_17"><text:a xlink:type="simple" xlink:href="https://akwarystykatradycyjna.files.wordpress.com/2015/07/rak-szlachetny.jpg"><text:span text:style-name="T39_18">com</text:span></text:a></text:span><text:span text:style-name="T39_19"><text:a xlink:type="simple" xlink:href="https://akwarystykatradycyjna.files.wordpress.com/2015/07/rak-szlachetny.jpg"><text:span text:style-name="T39_20">/2015/07/</text:span></text:a></text:span><text:span text:style-name="T39_21"><text:a xlink:type="simple" xlink:href="https://akwarystykatradycyjna.files.wordpress.com/2015/07/rak-szlachetny.jpg"><text:span text:style-name="T39_22">rak</text:span></text:a></text:span><text:span text:style-name="T39_23"><text:a xlink:type="simple" xlink:href="https://akwarystykatradycyjna.files.wordpress.com/2015/07/rak-szlachetny.jpg"><text:span text:style-name="T39_24">-</text:span></text:a></text:span><text:span text:style-name="T39_25"><text:a xlink:type="simple" xlink:href="https://akwarystykatradycyjna.files.wordpress.com/2015/07/rak-szlachetny.jpg"><text:span text:style-name="T39_26">szlachetny</text:span></text:a></text:span><text:span text:style-name="T39_27"><text:a xlink:type="simple" xlink:href="https://akwarystykatradycyjna.files.wordpress.com/2015/07/rak-szlachetny.jpg"><text:span text:style-name="T39_28">.</text:span></text:a></text:span><text:span text:style-name="T39_29"><text:a xlink:type="simple" xlink:href="https://akwarystykatradycyjna.files.wordpress.com/2015/07/rak-szlachetny.jpg"><text:span text:style-name="T39_30">jpg</text:span></text:a></text:span></text:p>
      <text:p text:style-name="P40"><text:span text:style-name="T40_1">źródło</text:span><text:span text:style-name="T40_2"><text:s/></text:span><text:span text:style-name="T40_3"><text:a xlink:type="simple" xlink:href="https://akwarystykatradycyjna.wordpress.com/2015/07/26/raki-w-akwarium/"><text:span text:style-name="T40_4">https</text:span></text:a></text:span><text:span text:style-name="T40_5"><text:a xlink:type="simple" xlink:href="https://akwarystykatradycyjna.wordpress.com/2015/07/26/raki-w-akwarium/"><text:span text:style-name="T40_6">://</text:span></text:a></text:span><text:span text:style-name="T40_7"><text:a xlink:type="simple" xlink:href="https://akwarystykatradycyjna.wordpress.com/2015/07/26/raki-w-akwarium/"><text:span text:style-name="T40_8">akwarystykatradycyjna</text:span></text:a></text:span><text:span text:style-name="T40_9"><text:a xlink:type="simple" xlink:href="https://akwarystykatradycyjna.wordpress.com/2015/07/26/raki-w-akwarium/"><text:span text:style-name="T40_10">.</text:span></text:a></text:span><text:span text:style-name="T40_11"><text:a xlink:type="simple" xlink:href="https://akwarystykatradycyjna.wordpress.com/2015/07/26/raki-w-akwarium/"><text:span text:style-name="T40_12">wordpress</text:span></text:a></text:span><text:span text:style-name="T40_13"><text:a xlink:type="simple" xlink:href="https://akwarystykatradycyjna.wordpress.com/2015/07/26/raki-w-akwarium/"><text:span text:style-name="T40_14">.</text:span></text:a></text:span><text:span text:style-name="T40_15"><text:a xlink:type="simple" xlink:href="https://akwarystykatradycyjna.wordpress.com/2015/07/26/raki-w-akwarium/"><text:span text:style-name="T40_16">com</text:span></text:a></text:span><text:span text:style-name="T40_17"><text:a xlink:type="simple" xlink:href="https://akwarystykatradycyjna.wordpress.com/2015/07/26/raki-w-akwarium/"><text:span text:style-name="T40_18">/2015/07/26/</text:span></text:a></text:span><text:span text:style-name="T40_19"><text:a xlink:type="simple" xlink:href="https://akwarystykatradycyjna.wordpress.com/2015/07/26/raki-w-akwarium/"><text:span text:style-name="T40_20">raki</text:span></text:a></text:span><text:span text:style-name="T40_21"><text:a xlink:type="simple" xlink:href="https://akwarystykatradycyjna.wordpress.com/2015/07/26/raki-w-akwarium/"><text:span text:style-name="T40_22">-</text:span></text:a></text:span><text:span text:style-name="T40_23"><text:a xlink:type="simple" xlink:href="https://akwarystykatradycyjna.wordpress.com/2015/07/26/raki-w-akwarium/"><text:span text:style-name="T40_24">w</text:span></text:a></text:span><text:span text:style-name="T40_25"><text:a xlink:type="simple" xlink:href="https://akwarystykatradycyjna.wordpress.com/2015/07/26/raki-w-akwarium/"><text:span text:style-name="T40_26">-</text:span></text:a></text:span><text:span text:style-name="T40_27"><text:a xlink:type="simple" xlink:href="https://akwarystykatradycyjna.wordpress.com/2015/07/26/raki-w-akwarium/"><text:span text:style-name="T40_28">akwarium</text:span></text:a></text:span><text:span text:style-name="T40_29"><text:a xlink:type="simple" xlink:href="https://akwarystykatradycyjna.wordpress.com/2015/07/26/raki-w-akwarium/"><text:span text:style-name="T40_30">/</text:span></text:a></text:span></text:p>
      <text:p text:style-name="P41"><text:span text:style-name="T41_1">(</text:span><text:span text:style-name="T41_2">wybacz</text:span><text:span text:style-name="T41_3">,<text:s/></text:span><text:span text:style-name="T41_4">musiałem</text:span><text:span text:style-name="T41_5">)</text:span></text:p>
      <text:p text:style-name="P42"/>
      <text:p text:style-name="P43"><text:span text:style-name="T43_1"><text:a xlink:type="simple" xlink:href="https://derpicdn.net/img/2016/6/29/1189687/large.png"><text:span text:style-name="T43_2">https</text:span></text:a></text:span><text:span text:style-name="T43_3"><text:a xlink:type="simple" xlink:href="https://derpicdn.net/img/2016/6/29/1189687/large.png"><text:span text:style-name="T43_4">://</text:span></text:a></text:span><text:span text:style-name="T43_5"><text:a xlink:type="simple" xlink:href="https://derpicdn.net/img/2016/6/29/1189687/large.png"><text:span text:style-name="T43_6">derpicdn</text:span></text:a></text:span><text:span text:style-name="T43_7"><text:a xlink:type="simple" xlink:href="https://derpicdn.net/img/2016/6/29/1189687/large.png"><text:span text:style-name="T43_8">.</text:span></text:a></text:span><text:span text:style-name="T43_9"><text:a xlink:type="simple" xlink:href="https://derpicdn.net/img/2016/6/29/1189687/large.png"><text:span text:style-name="T43_10">net</text:span></text:a></text:span><text:span text:style-name="T43_11"><text:a xlink:type="simple" xlink:href="https://derpicdn.net/img/2016/6/29/1189687/large.png"><text:span text:style-name="T43_12">/</text:span></text:a></text:span><text:span text:style-name="T43_13"><text:a xlink:type="simple" xlink:href="https://derpicdn.net/img/2016/6/29/1189687/large.png"><text:span text:style-name="T43_14">img</text:span></text:a></text:span><text:span text:style-name="T43_15"><text:a xlink:type="simple" xlink:href="https://derpicdn.net/img/2016/6/29/1189687/large.png"><text:span text:style-name="T43_16">/2016/6/29/1189687/</text:span></text:a></text:span><text:span text:style-name="T43_17"><text:a xlink:type="simple" xlink:href="https://derpicdn.net/img/2016/6/29/1189687/large.png"><text:span text:style-name="T43_18">large</text:span></text:a></text:span><text:span text:style-name="T43_19"><text:a xlink:type="simple" xlink:href="https://derpicdn.net/img/2016/6/29/1189687/large.png"><text:span text:style-name="T43_20">.</text:span></text:a></text:span><text:span text:style-name="T43_21"><text:a xlink:type="simple" xlink:href="https://derpicdn.net/img/2016/6/29/1189687/large.png"><text:span text:style-name="T43_22">png</text:span></text:a></text:span></text:p>
      <text:p text:style-name="P44"><text:span text:style-name="T44_1">źródło</text:span><text:span text:style-name="T44_2"><text:s/></text:span></text:p>
      <text:p text:style-name="P45"><text:span text:style-name="T45_1"><text:a xlink:type="simple" xlink:href="https://derpibooru.org/1189687?scope=scpe0c9a43250f751e4e77dc2574301796bffd6dc2ac"><text:span text:style-name="T45_2">https</text:span></text:a></text:span><text:span text:style-name="T45_3"><text:a xlink:type="simple" xlink:href="https://derpibooru.org/1189687?scope=scpe0c9a43250f751e4e77dc2574301796bffd6dc2ac"><text:span text:style-name="T45_4">://</text:span></text:a></text:span><text:span text:style-name="T45_5"><text:a xlink:type="simple" xlink:href="https://derpibooru.org/1189687?scope=scpe0c9a43250f751e4e77dc2574301796bffd6dc2ac"><text:span text:style-name="T45_6">derpibooru</text:span></text:a></text:span><text:span text:style-name="T45_7"><text:a xlink:type="simple" xlink:href="https://derpibooru.org/1189687?scope=scpe0c9a43250f751e4e77dc2574301796bffd6dc2ac"><text:span text:style-name="T45_8">.</text:span></text:a></text:span><text:span text:style-name="T45_9"><text:a xlink:type="simple" xlink:href="https://derpibooru.org/1189687?scope=scpe0c9a43250f751e4e77dc2574301796bffd6dc2ac"><text:span text:style-name="T45_10">org</text:span></text:a></text:span><text:span text:style-name="T45_11"><text:a xlink:type="simple" xlink:href="https://derpibooru.org/1189687?scope=scpe0c9a43250f751e4e77dc2574301796bffd6dc2ac"><text:span text:style-name="T45_12">/1189687?</text:span></text:a></text:span><text:span text:style-name="T45_13"><text:a xlink:type="simple" xlink:href="https://derpibooru.org/1189687?scope=scpe0c9a43250f751e4e77dc2574301796bffd6dc2ac"><text:span text:style-name="T45_14">scope</text:span></text:a></text:span><text:span text:style-name="T45_15"><text:a xlink:type="simple" xlink:href="https://derpibooru.org/1189687?scope=scpe0c9a43250f751e4e77dc2574301796bffd6dc2ac"><text:span text:style-name="T45_16">=</text:span></text:a></text:span><text:span text:style-name="T45_17"><text:a xlink:type="simple" xlink:href="https://derpibooru.org/1189687?scope=scpe0c9a43250f751e4e77dc2574301796bffd6dc2ac"><text:span text:style-name="T45_18">scpe</text:span></text:a></text:span><text:span text:style-name="T45_19"><text:a xlink:type="simple" xlink:href="https://derpibooru.org/1189687?scope=scpe0c9a43250f751e4e77dc2574301796bffd6dc2ac"><text:span text:style-name="T45_20">0</text:span></text:a></text:span><text:span text:style-name="T45_21"><text:a xlink:type="simple" xlink:href="https://derpibooru.org/1189687?scope=scpe0c9a43250f751e4e77dc2574301796bffd6dc2ac"><text:span text:style-name="T45_22">c</text:span></text:a></text:span><text:span text:style-name="T45_23"><text:a xlink:type="simple" xlink:href="https://derpibooru.org/1189687?scope=scpe0c9a43250f751e4e77dc2574301796bffd6dc2ac"><text:span text:style-name="T45_24">9</text:span></text:a></text:span><text:span text:style-name="T45_25"><text:a xlink:type="simple" xlink:href="https://derpibooru.org/1189687?scope=scpe0c9a43250f751e4e77dc2574301796bffd6dc2ac"><text:span text:style-name="T45_26">a</text:span></text:a></text:span><text:span text:style-name="T45_27"><text:a xlink:type="simple" xlink:href="https://derpibooru.org/1189687?scope=scpe0c9a43250f751e4e77dc2574301796bffd6dc2ac"><text:span text:style-name="T45_28">43250</text:span></text:a></text:span><text:span text:style-name="T45_29"><text:a xlink:type="simple" xlink:href="https://derpibooru.org/1189687?scope=scpe0c9a43250f751e4e77dc2574301796bffd6dc2ac"><text:span text:style-name="T45_30">f</text:span></text:a></text:span><text:span text:style-name="T45_31"><text:a xlink:type="simple" xlink:href="https://derpibooru.org/1189687?scope=scpe0c9a43250f751e4e77dc2574301796bffd6dc2ac"><text:span text:style-name="T45_32">751</text:span></text:a></text:span><text:span text:style-name="T45_33"><text:a xlink:type="simple" xlink:href="https://derpibooru.org/1189687?scope=scpe0c9a43250f751e4e77dc2574301796bffd6dc2ac"><text:span text:style-name="T45_34">e</text:span></text:a></text:span><text:span text:style-name="T45_35"><text:a xlink:type="simple" xlink:href="https://derpibooru.org/1189687?scope=scpe0c9a43250f751e4e77dc2574301796bffd6dc2ac"><text:span text:style-name="T45_36">4</text:span></text:a></text:span><text:span text:style-name="T45_37"><text:a xlink:type="simple" xlink:href="https://derpibooru.org/1189687?scope=scpe0c9a43250f751e4e77dc2574301796bffd6dc2ac"><text:span text:style-name="T45_38">e</text:span></text:a></text:span><text:span text:style-name="T45_39"><text:a xlink:type="simple" xlink:href="https://derpibooru.org/1189687?scope=scpe0c9a43250f751e4e77dc2574301796bffd6dc2ac"><text:span text:style-name="T45_40">77</text:span></text:a></text:span><text:span text:style-name="T45_41"><text:a xlink:type="simple" xlink:href="https://derpibooru.org/1189687?scope=scpe0c9a43250f751e4e77dc2574301796bffd6dc2ac"><text:span text:style-name="T45_42">dc</text:span></text:a></text:span><text:span text:style-name="T45_43"><text:a xlink:type="simple" xlink:href="https://derpibooru.org/1189687?scope=scpe0c9a43250f751e4e77dc2574301796bffd6dc2ac"><text:span text:style-name="T45_44">2574301796</text:span></text:a></text:span><text:span text:style-name="T45_45"><text:a xlink:type="simple" xlink:href="https://derpibooru.org/1189687?scope=scpe0c9a43250f751e4e77dc2574301796bffd6dc2ac"><text:span text:style-name="T45_46">bffd</text:span></text:a></text:span><text:span text:style-name="T45_47"><text:a xlink:type="simple" xlink:href="https://derpibooru.org/1189687?scope=scpe0c9a43250f751e4e77dc2574301796bffd6dc2ac"><text:span text:style-name="T45_48">6</text:span></text:a></text:span><text:span text:style-name="T45_49"><text:a xlink:type="simple" xlink:href="https://derpibooru.org/1189687?scope=scpe0c9a43250f751e4e77dc2574301796bffd6dc2ac"><text:span text:style-name="T45_50">dc</text:span></text:a></text:span><text:span text:style-name="T45_51"><text:a xlink:type="simple" xlink:href="https://derpibooru.org/1189687?scope=scpe0c9a43250f751e4e77dc2574301796bffd6dc2ac"><text:span text:style-name="T45_52">2</text:span></text:a></text:span><text:span text:style-name="T45_53"><text:a xlink:type="simple" xlink:href="https://derpibooru.org/1189687?scope=scpe0c9a43250f751e4e77dc2574301796bffd6dc2ac"><text:span text:style-name="T45_54">ac</text:span></text:a></text:span></text:p>
      <text:p text:style-name="P46"/>
      <text:p text:style-name="P47"><text:span text:style-name="T47_1">Proponowany</text:span><text:span text:style-name="T47_2"><text:s/></text:span><text:span text:style-name="T47_3">banner</text:span><text:span text:style-name="T47_4"><text:s/></text:span><text:span text:style-name="T47_5"><text:a xlink:type="simple" xlink:href="http://az616578.vo.msecnd.net/files/2016/05/19/635992270346063760-1936896075_635841957604688445-623502608_power-of-words-by-antonio-litterio-creative-commons-attribution-share-alike-3-0.jpg"><text:span text:style-name="T47_6">http</text:span></text:a></text:span><text:span text:style-name="T47_7"><text:a xlink:type="simple" xlink:href="http://az616578.vo.msecnd.net/files/2016/05/19/635992270346063760-1936896075_635841957604688445-623502608_power-of-words-by-antonio-litterio-creative-commons-attribution-share-alike-3-0.jpg"><text:span text:style-name="T47_8">://</text:span></text:a></text:span><text:span text:style-name="T47_9"><text:a xlink:type="simple" xlink:href="http://az616578.vo.msecnd.net/files/2016/05/19/635992270346063760-1936896075_635841957604688445-623502608_power-of-words-by-antonio-litterio-creative-commons-attribution-share-alike-3-0.jpg"><text:span text:style-name="T47_10">az</text:span></text:a></text:span><text:span text:style-name="T47_11"><text:a xlink:type="simple" xlink:href="http://az616578.vo.msecnd.net/files/2016/05/19/635992270346063760-1936896075_635841957604688445-623502608_power-of-words-by-antonio-litterio-creative-commons-attribution-share-alike-3-0.jpg"><text:span text:style-name="T47_12">616578.</text:span></text:a></text:span><text:span text:style-name="T47_13"><text:a xlink:type="simple" xlink:href="http://az616578.vo.msecnd.net/files/2016/05/19/635992270346063760-1936896075_635841957604688445-623502608_power-of-words-by-antonio-litterio-creative-commons-attribution-share-alike-3-0.jpg"><text:span text:style-name="T47_14">vo</text:span></text:a></text:span><text:span text:style-name="T47_15"><text:a xlink:type="simple" xlink:href="http://az616578.vo.msecnd.net/files/2016/05/19/635992270346063760-1936896075_635841957604688445-623502608_power-of-words-by-antonio-litterio-creative-commons-attribution-share-alike-3-0.jpg"><text:span text:style-name="T47_16">.</text:span></text:a></text:span><text:span text:style-name="T47_17"><text:a xlink:type="simple" xlink:href="http://az616578.vo.msecnd.net/files/2016/05/19/635992270346063760-1936896075_635841957604688445-623502608_power-of-words-by-antonio-litterio-creative-commons-attribution-share-alike-3-0.jpg"><text:span text:style-name="T47_18">msecnd</text:span></text:a></text:span><text:span text:style-name="T47_19"><text:a xlink:type="simple" xlink:href="http://az616578.vo.msecnd.net/files/2016/05/19/635992270346063760-1936896075_635841957604688445-623502608_power-of-words-by-antonio-litterio-creative-commons-attribution-share-alike-3-0.jpg"><text:span text:style-name="T47_20">.</text:span></text:a></text:span><text:span text:style-name="T47_21"><text:a xlink:type="simple" xlink:href="http://az616578.vo.msecnd.net/files/2016/05/19/635992270346063760-1936896075_635841957604688445-623502608_power-of-words-by-antonio-litterio-creative-commons-attribution-share-alike-3-0.jpg"><text:span text:style-name="T47_22">net</text:span></text:a></text:span><text:span text:style-name="T47_23"><text:a xlink:type="simple" xlink:href="http://az616578.vo.msecnd.net/files/2016/05/19/635992270346063760-1936896075_635841957604688445-623502608_power-of-words-by-antonio-litterio-creative-commons-attribution-share-alike-3-0.jpg"><text:span text:style-name="T47_24">/</text:span></text:a></text:span><text:span text:style-name="T47_25"><text:a xlink:type="simple" xlink:href="http://az616578.vo.msecnd.net/files/2016/05/19/635992270346063760-1936896075_635841957604688445-623502608_power-of-words-by-antonio-litterio-creative-commons-attribution-share-alike-3-0.jpg"><text:span text:style-name="T47_26">files</text:span></text:a></text:span><text:span text:style-name="T47_27"><text:a xlink:type="simple" xlink:href="http://az616578.vo.msecnd.net/files/2016/05/19/635992270346063760-1936896075_635841957604688445-623502608_power-of-words-by-antonio-litterio-creative-commons-attribution-share-alike-3-0.jpg"><text:span text:style-name="T47_28">/2016/05/19/635992270346063760-1936896075_635841957604688445-623502608_</text:span></text:a></text:span><text:span text:style-name="T47_29"><text:a xlink:type="simple" xlink:href="http://az616578.vo.msecnd.net/files/2016/05/19/635992270346063760-1936896075_635841957604688445-623502608_power-of-words-by-antonio-litterio-creative-commons-attribution-share-alike-3-0.jpg"><text:span text:style-name="T47_30">power</text:span></text:a></text:span><text:span text:style-name="T47_31"><text:a xlink:type="simple" xlink:href="http://az616578.vo.msecnd.net/files/2016/05/19/635992270346063760-1936896075_635841957604688445-623502608_power-of-words-by-antonio-litterio-creative-commons-attribution-share-alike-3-0.jpg"><text:span text:style-name="T47_32">-</text:span></text:a></text:span><text:span text:style-name="T47_33"><text:a xlink:type="simple" xlink:href="http://az616578.vo.msecnd.net/files/2016/05/19/635992270346063760-1936896075_635841957604688445-623502608_power-of-words-by-antonio-litterio-creative-commons-attribution-share-alike-3-0.jpg"><text:span text:style-name="T47_34">of</text:span></text:a></text:span><text:span text:style-name="T47_35"><text:a xlink:type="simple" xlink:href="http://az616578.vo.msecnd.net/files/2016/05/19/635992270346063760-1936896075_635841957604688445-623502608_power-of-words-by-antonio-litterio-creative-commons-attribution-share-alike-3-0.jpg"><text:span text:style-name="T47_36">-</text:span></text:a></text:span><text:span text:style-name="T47_37"><text:a xlink:type="simple" xlink:href="http://az616578.vo.msecnd.net/files/2016/05/19/635992270346063760-1936896075_635841957604688445-623502608_power-of-words-by-antonio-litterio-creative-commons-attribution-share-alike-3-0.jpg"><text:span text:style-name="T47_38">words</text:span></text:a></text:span><text:span text:style-name="T47_39"><text:a xlink:type="simple" xlink:href="http://az616578.vo.msecnd.net/files/2016/05/19/635992270346063760-1936896075_635841957604688445-623502608_power-of-words-by-antonio-litterio-creative-commons-attribution-share-alike-3-0.jpg"><text:span text:style-name="T47_40">-</text:span></text:a></text:span><text:span text:style-name="T47_41"><text:a xlink:type="simple" xlink:href="http://az616578.vo.msecnd.net/files/2016/05/19/635992270346063760-1936896075_635841957604688445-623502608_power-of-words-by-antonio-litterio-creative-commons-attribution-share-alike-3-0.jpg"><text:span text:style-name="T47_42">by</text:span></text:a></text:span><text:span text:style-name="T47_43"><text:a xlink:type="simple" xlink:href="http://az616578.vo.msecnd.net/files/2016/05/19/635992270346063760-1936896075_635841957604688445-623502608_power-of-words-by-antonio-litterio-creative-commons-attribution-share-alike-3-0.jpg"><text:span text:style-name="T47_44">-</text:span></text:a></text:span><text:span text:style-name="T47_45"><text:a xlink:type="simple" xlink:href="http://az616578.vo.msecnd.net/files/2016/05/19/635992270346063760-1936896075_635841957604688445-623502608_power-of-words-by-antonio-litterio-creative-commons-attribution-share-alike-3-0.jpg"><text:span text:style-name="T47_46">antonio</text:span></text:a></text:span><text:span text:style-name="T47_47"><text:a xlink:type="simple" xlink:href="http://az616578.vo.msecnd.net/files/2016/05/19/635992270346063760-1936896075_635841957604688445-623502608_power-of-words-by-antonio-litterio-creative-commons-attribution-share-alike-3-0.jpg"><text:span text:style-name="T47_48">-</text:span></text:a></text:span><text:span text:style-name="T47_49"><text:a xlink:type="simple" xlink:href="http://az616578.vo.msecnd.net/files/2016/05/19/635992270346063760-1936896075_635841957604688445-623502608_power-of-words-by-antonio-litterio-creative-commons-attribution-share-alike-3-0.jpg"><text:span text:style-name="T47_50">litterio</text:span></text:a></text:span><text:span text:style-name="T47_51"><text:a xlink:type="simple" xlink:href="http://az616578.vo.msecnd.net/files/2016/05/19/635992270346063760-1936896075_635841957604688445-623502608_power-of-words-by-antonio-litterio-creative-commons-attribution-share-alike-3-0.jpg"><text:span text:style-name="T47_52">-</text:span></text:a></text:span><text:span text:style-name="T47_53"><text:a xlink:type="simple" xlink:href="http://az616578.vo.msecnd.net/files/2016/05/19/635992270346063760-1936896075_635841957604688445-623502608_power-of-words-by-antonio-litterio-creative-commons-attribution-share-alike-3-0.jpg"><text:span text:style-name="T47_54">creative</text:span></text:a></text:span><text:span text:style-name="T47_55"><text:a xlink:type="simple" xlink:href="http://az616578.vo.msecnd.net/files/2016/05/19/635992270346063760-1936896075_635841957604688445-623502608_power-of-words-by-antonio-litterio-creative-commons-attribution-share-alike-3-0.jpg"><text:span text:style-name="T47_56">-</text:span></text:a></text:span><text:span text:style-name="T47_57"><text:a xlink:type="simple" xlink:href="http://az616578.vo.msecnd.net/files/2016/05/19/635992270346063760-1936896075_635841957604688445-623502608_power-of-words-by-antonio-litterio-creative-commons-attribution-share-alike-3-0.jpg"><text:span text:style-name="T47_58">commons</text:span></text:a></text:span><text:span text:style-name="T47_59"><text:a xlink:type="simple" xlink:href="http://az616578.vo.msecnd.net/files/2016/05/19/635992270346063760-1936896075_635841957604688445-623502608_power-of-words-by-antonio-litterio-creative-commons-attribution-share-alike-3-0.jpg"><text:span text:style-name="T47_60">-</text:span></text:a></text:span><text:span text:style-name="T47_61"><text:a xlink:type="simple" xlink:href="http://az616578.vo.msecnd.net/files/2016/05/19/635992270346063760-1936896075_635841957604688445-623502608_power-of-words-by-antonio-litterio-creative-commons-attribution-share-alike-3-0.jpg"><text:span text:style-name="T47_62">attribution</text:span></text:a></text:span><text:span text:style-name="T47_63"><text:a xlink:type="simple" xlink:href="http://az616578.vo.msecnd.net/files/2016/05/19/635992270346063760-1936896075_635841957604688445-623502608_power-of-words-by-antonio-litterio-creative-commons-attribution-share-alike-3-0.jpg"><text:span text:style-name="T47_64">-</text:span></text:a></text:span><text:span text:style-name="T47_65"><text:a xlink:type="simple" xlink:href="http://az616578.vo.msecnd.net/files/2016/05/19/635992270346063760-1936896075_635841957604688445-623502608_power-of-words-by-antonio-litterio-creative-commons-attribution-share-alike-3-0.jpg"><text:span text:style-name="T47_66">share</text:span></text:a></text:span><text:span text:style-name="T47_67"><text:a xlink:type="simple" xlink:href="http://az616578.vo.msecnd.net/files/2016/05/19/635992270346063760-1936896075_635841957604688445-623502608_power-of-words-by-antonio-litterio-creative-commons-attribution-share-alike-3-0.jpg"><text:span text:style-name="T47_68">-</text:span></text:a></text:span><text:span text:style-name="T47_69"><text:a xlink:type="simple" xlink:href="http://az616578.vo.msecnd.net/files/2016/05/19/635992270346063760-1936896075_635841957604688445-623502608_power-of-words-by-antonio-litterio-creative-commons-attribution-share-alike-3-0.jpg"><text:span text:style-name="T47_70">alike</text:span></text:a></text:span><text:span text:style-name="T47_71"><text:a xlink:type="simple" xlink:href="http://az616578.vo.msecnd.net/files/2016/05/19/635992270346063760-1936896075_635841957604688445-623502608_power-of-words-by-antonio-litterio-creative-commons-attribution-share-alike-3-0.jpg"><text:span text:style-name="T47_72">-3-0.</text:span></text:a></text:span><text:span text:style-name="T47_73"><text:a xlink:type="simple" xlink:href="http://az616578.vo.msecnd.net/files/2016/05/19/635992270346063760-1936896075_635841957604688445-623502608_power-of-words-by-antonio-litterio-creative-commons-attribution-share-alike-3-0.jpg"><text:span text:style-name="T47_74">jpg</text:span></text:a></text:span></text:p>
      <text:p text:style-name="P48"><text:span text:style-name="T48_1">Źródło</text:span><text:span text:style-name="T48_2">:<text:s/></text:span><text:span text:style-name="T48_3"><text:a xlink:type="simple" xlink:href="https://www.theodysseyonline.com/why-hate-writing"><text:span text:style-name="T48_4">https</text:span></text:a></text:span><text:span text:style-name="T48_5"><text:a xlink:type="simple" xlink:href="https://www.theodysseyonline.com/why-hate-writing"><text:span text:style-name="T48_6">://</text:span></text:a></text:span><text:span text:style-name="T48_7"><text:a xlink:type="simple" xlink:href="https://www.theodysseyonline.com/why-hate-writing"><text:span text:style-name="T48_8">www</text:span></text:a></text:span><text:span text:style-name="T48_9"><text:a xlink:type="simple" xlink:href="https://www.theodysseyonline.com/why-hate-writing"><text:span text:style-name="T48_10">.</text:span></text:a></text:span><text:span text:style-name="T48_11"><text:a xlink:type="simple" xlink:href="https://www.theodysseyonline.com/why-hate-writing"><text:span text:style-name="T48_12">theodysseyonline</text:span></text:a></text:span><text:span text:style-name="T48_13"><text:a xlink:type="simple" xlink:href="https://www.theodysseyonline.com/why-hate-writing"><text:span text:style-name="T48_14">.</text:span></text:a></text:span><text:span text:style-name="T48_15"><text:a xlink:type="simple" xlink:href="https://www.theodysseyonline.com/why-hate-writing"><text:span text:style-name="T48_16">com</text:span></text:a></text:span><text:span text:style-name="T48_17"><text:a xlink:type="simple" xlink:href="https://www.theodysseyonline.com/why-hate-writing"><text:span text:style-name="T48_18">/</text:span></text:a></text:span><text:span text:style-name="T48_19"><text:a xlink:type="simple" xlink:href="https://www.theodysseyonline.com/why-hate-writing"><text:span text:style-name="T48_20">why</text:span></text:a></text:span><text:span text:style-name="T48_21"><text:a xlink:type="simple" xlink:href="https://www.theodysseyonline.com/why-hate-writing"><text:span text:style-name="T48_22">-</text:span></text:a></text:span><text:span text:style-name="T48_23"><text:a xlink:type="simple" xlink:href="https://www.theodysseyonline.com/why-hate-writing"><text:span text:style-name="T48_24">hate</text:span></text:a></text:span><text:span text:style-name="T48_25"><text:a xlink:type="simple" xlink:href="https://www.theodysseyonline.com/why-hate-writing"><text:span text:style-name="T48_26">-</text:span></text:a></text:span><text:span text:style-name="T48_27"><text:a xlink:type="simple" xlink:href="https://www.theodysseyonline.com/why-hate-writing"><text:span text:style-name="T48_28">writing</text:span></text:a></text:span></text:p>
      <text:p text:style-name="P49"/>
      <text:p text:style-name="P5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